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a86e" officeooo:paragraph-rsid="0001a86e"/>
    </style:style>
    <style:style style:name="P2" style:family="paragraph" style:parent-style-name="Standard">
      <style:paragraph-properties fo:text-align="center" style:justify-single-word="false"/>
      <style:text-properties style:font-name="DejaVu Sans" fo:font-size="35pt" officeooo:rsid="0001ad36" officeooo:paragraph-rsid="0001ad36" style:font-size-asian="35pt" style:font-size-complex="35pt"/>
    </style:style>
    <style:style style:name="P3" style:family="paragraph" style:parent-style-name="Standard">
      <style:text-properties style:font-name="DejaVu Sans" officeooo:rsid="0001a86e" officeooo:paragraph-rsid="0001a86e"/>
    </style:style>
    <style:style style:name="P4" style:family="paragraph" style:parent-style-name="Standard">
      <style:text-properties style:font-name="DejaVu Sans" officeooo:rsid="0001e8ec" officeooo:paragraph-rsid="0001e8ec"/>
    </style:style>
    <style:style style:name="P5" style:family="paragraph" style:parent-style-name="Standard">
      <style:text-properties style:font-name="DejaVu Sans" officeooo:rsid="000357c3" officeooo:paragraph-rsid="000357c3"/>
    </style:style>
    <style:style style:name="P6" style:family="paragraph" style:parent-style-name="Standard">
      <style:text-properties style:font-name="DejaVu Sans" officeooo:rsid="0001a86e" officeooo:paragraph-rsid="0001a86e"/>
    </style:style>
    <style:style style:name="P7" style:family="paragraph" style:parent-style-name="Standard">
      <style:paragraph-properties fo:break-before="page"/>
      <style:text-properties style:font-name="DejaVu Sans" officeooo:rsid="0001a86e" officeooo:paragraph-rsid="0001a86e"/>
    </style:style>
    <style:style style:name="P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Nunito Sans" fo:font-size="12pt" fo:letter-spacing="normal" fo:font-style="normal" fo:font-weight="normal" fo:background-color="#15141f"/>
    </style:style>
    <style:style style:name="P9" style:family="paragraph" style:parent-style-name="Standard">
      <style:paragraph-properties fo:margin-left="0in" fo:margin-right="0in" fo:margin-top="0in" fo:margin-bottom="0in" loext:contextual-spacing="false" fo:line-height="160%" fo:text-align="start" style:justify-single-word="false" fo:orphans="2" fo:widows="2" fo:text-indent="0in" style:auto-text-indent="false" fo:break-before="page"/>
      <style:text-properties fo:font-variant="normal" fo:text-transform="none" fo:color="#484848" style:font-name="Nunito Sans" fo:font-size="14pt" fo:letter-spacing="normal" fo:font-style="normal" fo:font-weight="normal"/>
    </style:style>
    <style:style style:name="P10" style:family="paragraph" style:parent-style-name="Text_20_body">
      <style:paragraph-properties fo:text-align="end" style:justify-single-word="false"/>
      <style:text-properties fo:font-weight="bold"/>
    </style:style>
    <style:style style:name="P11" style:family="paragraph" style:parent-style-name="Text_20_body">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92929" style:font-name="Nunito Sans" fo:font-size="14pt" fo:letter-spacing="normal" fo:font-style="normal" fo:font-weight="bold" fo:background-color="#ebebeb" loext:padding-left="0in" loext:padding-right="0in" loext:padding-top="0.0193in" loext:padding-bottom="0in" loext:border-left="none" loext:border-right="none" loext:border-top="0.06pt solid #ffffff" loext:border-bottom="none"/>
    </style:style>
    <style:style style:name="P14" style:family="paragraph" style:parent-style-name="Text_20_body">
      <style:paragraph-properties fo:margin-left="0in" fo:margin-right="0in" fo:text-align="start" style:justify-single-word="false" fo:orphans="2" fo:widows="2" fo:text-indent="0in" style:auto-text-indent="false"/>
    </style:style>
    <style:style style:name="P15" style:family="paragraph" style:parent-style-name="Text_20_body">
      <style:paragraph-properties fo:margin-left="0in" fo:margin-right="0in" fo:text-indent="0in" style:auto-text-indent="false"/>
      <style:text-properties officeooo:rsid="000b2cdb" officeooo:paragraph-rsid="000b2cdb"/>
    </style:style>
    <style:style style:name="P16" style:family="paragraph" style:parent-style-name="Text_20_body">
      <style:paragraph-properties fo:margin-left="0in" fo:margin-right="0in" fo:text-indent="0in" style:auto-text-indent="false"/>
      <style:text-properties officeooo:paragraph-rsid="000b2cdb"/>
    </style:style>
    <style:style style:name="P17"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style>
    <style:style style:name="P18"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19" style:family="paragraph" style:parent-style-name="Text_20_body">
      <style:paragraph-properties fo:margin-left="0in" fo:margin-right="0in" fo:margin-top="0in" fo:margin-bottom="0in" loext:contextual-spacing="false" fo:line-height="160%" fo:text-indent="0in" style:auto-text-indent="false"/>
    </style:style>
    <style:style style:name="P20"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background-color="#f1f2f3" loext:padding="0in" loext:border="none"/>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3"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4"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5"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6"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7" style:family="paragraph" style:parent-style-name="Text_20_body" style:list-style-name="L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8"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9"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30"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31"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32" style:family="paragraph" style:parent-style-name="Text_20_body" style:list-style-name="L4">
      <style:paragraph-properties fo:margin-left="0in" fo:margin-right="0in" fo:margin-top="0in" fo:margin-bottom="0in" loext:contextual-spacing="false" fo:line-height="160%" fo:text-indent="0in" style:auto-text-indent="false" fo:padding="0in" fo:border="none"/>
    </style:style>
    <style:style style:name="P33" style:family="paragraph" style:parent-style-name="Text_20_body" style:list-style-name="L9">
      <style:paragraph-properties fo:margin-left="0in" fo:margin-right="0in" fo:margin-top="0in" fo:margin-bottom="0in" loext:contextual-spacing="false" fo:line-height="160%" fo:text-indent="0in" style:auto-text-indent="false" fo:padding="0in" fo:border="none"/>
    </style:style>
    <style:style style:name="P34" style:family="paragraph" style:parent-style-name="Text_20_body" style:list-style-name="L10">
      <style:paragraph-properties fo:margin-left="0in" fo:margin-right="0in" fo:margin-top="0in" fo:margin-bottom="0in" loext:contextual-spacing="false" fo:line-height="140%" fo:text-align="start" style:justify-single-word="false" fo:orphans="2" fo:widows="2" fo:text-indent="0in" style:auto-text-indent="false" fo:padding="0in" fo:border="none"/>
    </style:style>
    <style:style style:name="P35"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36"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37" style:family="paragraph" style:parent-style-name="Text_20_body">
      <style:paragraph-properties fo:margin-top="0in" fo:margin-bottom="0.0972in" loext:contextual-spacing="false" fo:line-height="160%"/>
    </style:style>
    <style:style style:name="P38" style:family="paragraph" style:parent-style-name="Text_20_body">
      <style:paragraph-properties fo:margin-top="0in" fo:margin-bottom="0.0972in" loext:contextual-spacing="false" fo:line-height="160%" fo:text-align="start" style:justify-single-word="false" fo:orphans="2" fo:widows="2"/>
    </style:style>
    <style:style style:name="P39" style:family="paragraph" style:parent-style-name="Text_20_body">
      <style:paragraph-properties fo:margin-top="0in" fo:margin-bottom="0.0972in" loext:contextual-spacing="false" fo:line-height="160%"/>
      <style:text-properties fo:background-color="#ffffff" loext:padding="0in" loext:border="none"/>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42"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43" style:family="paragraph" style:parent-style-name="Text_20_body">
      <style:paragraph-properties fo:margin-top="0in" fo:margin-bottom="0in" loext:contextual-spacing="false" fo:line-height="160%"/>
    </style:style>
    <style:style style:name="P44" style:family="paragraph" style:parent-style-name="Text_20_body">
      <style:paragraph-properties fo:margin-top="0in" fo:margin-bottom="0in" loext:contextual-spacing="false" fo:line-height="160%" fo:text-align="start" style:justify-single-word="false" fo:orphans="2" fo:widows="2"/>
    </style:style>
    <style:style style:name="P45" style:family="paragraph" style:parent-style-name="Text_20_body">
      <style:paragraph-properties fo:margin-top="0in" fo:margin-bottom="0in" loext:contextual-spacing="false"/>
      <style:text-properties fo:color="#292929" fo:font-weight="bold" fo:background-color="#ebebeb" loext:padding-left="0in" loext:padding-right="0in" loext:padding-top="0.0193in" loext:padding-bottom="0in" loext:border-left="none" loext:border-right="none" loext:border-top="0.06pt solid #ffffff" loext:border-bottom="none"/>
    </style:style>
    <style:style style:name="P46" style:family="paragraph" style:parent-style-name="Text_20_body"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47" style:family="paragraph" style:parent-style-name="Text_20_body" style:list-style-name="L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48" style:family="paragraph" style:parent-style-name="Text_20_body" style:list-style-name="L8">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49" style:family="paragraph" style:parent-style-name="Text_20_body" style:list-style-name="L1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50" style:family="paragraph" style:parent-style-name="Text_20_body" style:list-style-name="L2">
      <style:paragraph-properties fo:margin-top="0in" fo:margin-bottom="0in" loext:contextual-spacing="false" fo:line-height="160%" fo:text-align="start" style:justify-single-word="false" fo:orphans="2" fo:widows="2" fo:padding="0in" fo:border="none"/>
    </style:style>
    <style:style style:name="P51" style:family="paragraph" style:parent-style-name="Text_20_body" style:list-style-name="L8">
      <style:paragraph-properties fo:margin-top="0in" fo:margin-bottom="0in" loext:contextual-spacing="false" fo:line-height="160%" fo:text-align="start" style:justify-single-word="false" fo:orphans="2" fo:widows="2" fo:padding="0in" fo:border="none"/>
    </style:style>
    <style:style style:name="P52" style:family="paragraph" style:parent-style-name="Text_20_body" style:list-style-name="L9">
      <style:paragraph-properties fo:margin-top="0in" fo:margin-bottom="0in" loext:contextual-spacing="false" fo:line-height="160%" fo:padding="0in" fo:border="none"/>
    </style:style>
    <style:style style:name="P53" style:family="paragraph" style:parent-style-name="Text_20_body">
      <style:paragraph-properties fo:margin-left="0.5728in" fo:margin-right="0in" fo:text-indent="0in" style:auto-text-indent="false"/>
      <style:text-properties fo:background-color="#fff3cd" loext:padding-left="0in" loext:padding-right="0in" loext:padding-top="0.0193in" loext:padding-bottom="0.0193in" loext:border-left="none" loext:border-right="none" loext:border-top="0.06pt solid #ffda6a" loext:border-bottom="0.06pt solid #ffda6a"/>
    </style:style>
    <style:style style:name="P54" style:family="paragraph" style:parent-style-name="Text_20_body">
      <style:paragraph-properties fo:margin-left="0.5728in" fo:margin-right="0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ff3cd" loext:padding-left="0in" loext:padding-right="0in" loext:padding-top="0.0193in" loext:padding-bottom="0.0193in" loext:border-left="none" loext:border-right="none" loext:border-top="0.06pt solid #ffda6a" loext:border-bottom="0.06pt solid #ffda6a"/>
    </style:style>
    <style:style style:name="P55" style:family="paragraph" style:parent-style-name="Text_20_body">
      <style:paragraph-properties fo:margin-left="0.5728in" fo:margin-right="0in" fo:margin-top="0in" fo:margin-bottom="0in" loext:contextual-spacing="false" fo:line-height="160%" fo:text-indent="0in" style:auto-text-indent="false"/>
    </style:style>
    <style:style style:name="P56" style:family="paragraph" style:parent-style-name="Text_20_body">
      <style:paragraph-properties fo:margin-left="0.5728in" fo:margin-right="0in" fo:margin-top="0in" fo:margin-bottom="0in" loext:contextual-spacing="false" fo:line-height="160%" fo:text-align="start" style:justify-single-word="false" fo:orphans="2" fo:widows="2" fo:text-indent="0in" style:auto-text-indent="false"/>
    </style:style>
    <style:style style:name="P57" style:family="paragraph" style:parent-style-name="Text_20_body">
      <style:paragraph-properties fo:margin-left="0.5728in" fo:margin-right="0in" fo:margin-top="0in" fo:margin-bottom="0in" loext:contextual-spacing="false"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fe69c" loext:padding-left="0in" loext:padding-right="0in" loext:padding-top="0.0193in" loext:padding-bottom="0.0193in" loext:border-left="none" loext:border-right="none" loext:border-top="0.06pt solid #ffcd39" loext:border-bottom="0.06pt solid #ffcd39"/>
    </style:style>
    <style:style style:name="P58" style:family="paragraph" style:parent-style-name="Text_20_body">
      <style:paragraph-properties fo:margin-left="0.5728in" fo:margin-right="0in" fo:margin-top="0in" fo:margin-bottom="0in" loext:contextual-spacing="false" fo:text-indent="0in" style:auto-text-indent="false"/>
      <style:text-properties fo:background-color="#fff3cd" loext:padding-left="0in" loext:padding-right="0in" loext:padding-top="0.0193in" loext:padding-bottom="0.0193in" loext:border-left="none" loext:border-right="none" loext:border-top="0.06pt solid #ffda6a" loext:border-bottom="0.06pt solid #ffda6a"/>
    </style:style>
    <style:style style:name="P59" style:family="paragraph" style:parent-style-name="Heading_20_1">
      <style:text-properties fo:font-variant="normal" fo:text-transform="none" fo:color="#292929" style:font-name="Regular Patch" fo:letter-spacing="normal" fo:font-style="normal" fo:font-weight="bold"/>
    </style:style>
    <style:style style:name="P60" style:family="paragraph" style:parent-style-name="Heading_20_1">
      <style:text-properties fo:font-variant="normal" fo:text-transform="none" fo:color="#292929" style:font-name="Regular Patch" fo:letter-spacing="normal" fo:font-style="normal" fo:font-weight="bold" officeooo:rsid="0001a86e" officeooo:paragraph-rsid="0001a86e"/>
    </style:style>
    <style:style style:name="P61" style:family="paragraph" style:parent-style-name="Heading_20_1">
      <style:text-properties fo:font-variant="normal" fo:text-transform="none" fo:color="#292929" style:font-name="Regular Patch" fo:font-size="14pt" fo:letter-spacing="normal" fo:font-style="normal" fo:font-weight="bold"/>
    </style:style>
    <style:style style:name="P62" style:family="paragraph" style:parent-style-name="Heading_20_1">
      <style:text-properties fo:font-variant="normal" fo:text-transform="none" fo:color="#292929" style:font-name="Regular Patch" fo:font-size="14pt" fo:letter-spacing="normal" fo:font-style="normal" fo:font-weight="bold" officeooo:rsid="0001a86e" officeooo:paragraph-rsid="0001a86e"/>
    </style:style>
    <style:style style:name="P63"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64" style:family="paragraph" style:parent-style-name="Heading_20_1">
      <style:paragraph-properties fo:margin-left="0in" fo:margin-right="0in" fo:text-indent="0in" style:auto-text-indent="false"/>
      <style:text-properties fo:color="#292929" style:font-name="Regular Patch" fo:font-weight="bold" officeooo:paragraph-rsid="000b2cdb" fo:background-color="#ffffff" loext:padding="0in" loext:border="none"/>
    </style:style>
    <style:style style:name="P6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officeooo:rsid="00100b11" officeooo:paragraph-rsid="00100b11"/>
    </style:style>
    <style:style style:name="P66" style:family="paragraph" style:parent-style-name="Heading_20_1">
      <style:paragraph-properties fo:margin-left="0in" fo:margin-right="0in" fo:text-indent="0in" style:auto-text-indent="false" fo:break-before="page"/>
      <style:text-properties fo:font-variant="normal" fo:text-transform="none" fo:color="#292929" style:font-name="Regular Patch" fo:letter-spacing="normal" fo:font-style="normal" fo:font-weight="bold"/>
    </style:style>
    <style:style style:name="P67" style:family="paragraph" style:parent-style-name="Heading_20_1">
      <style:paragraph-properties fo:margin-left="0in" fo:margin-right="0in" fo:text-indent="0in" style:auto-text-indent="false" fo:break-before="page"/>
      <style:text-properties fo:font-variant="normal" fo:text-transform="none" fo:color="#292929" style:font-name="Regular Patch" fo:font-size="14pt" fo:letter-spacing="normal" fo:font-style="normal" fo:font-weight="bold"/>
    </style:style>
    <style:style style:name="P68" style:family="paragraph" style:parent-style-name="Heading_20_1">
      <style:paragraph-properties fo:break-before="page"/>
      <style:text-properties fo:font-variant="normal" fo:text-transform="none" fo:color="#292929" style:font-name="Regular Patch" fo:letter-spacing="normal" fo:font-style="normal" fo:font-weight="bold" officeooo:rsid="0001a86e" officeooo:paragraph-rsid="0001a86e"/>
    </style:style>
    <style:style style:name="P69" style:family="paragraph" style:parent-style-name="Heading_20_1">
      <style:paragraph-properties fo:break-before="page"/>
      <style:text-properties fo:font-variant="normal" fo:text-transform="none" fo:color="#292929" style:font-name="Regular Patch" fo:font-size="14pt" fo:letter-spacing="normal" fo:font-style="normal" fo:font-weight="bold"/>
    </style:style>
    <style:style style:name="P70" style:family="paragraph" style:parent-style-name="Heading_20_1">
      <style:paragraph-properties fo:margin-top="0in" fo:margin-bottom="0.0972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71"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letter-spacing="normal" fo:font-style="normal" fo:font-weight="bold"/>
    </style:style>
    <style:style style:name="P72"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fo:color="#292929" style:font-name="Regular Patch" fo:font-size="14pt" fo:letter-spacing="normal" fo:font-style="normal" fo:font-weight="bold"/>
    </style:style>
    <style:style style:name="P7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letter-spacing="normal" fo:font-style="normal" fo:font-weight="normal" fo:background-color="#0a0e1d" loext:padding="0in" loext:border="none"/>
    </style:style>
    <style:style style:name="P7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4pt" fo:letter-spacing="normal" fo:font-style="normal" fo:font-weight="normal" fo:background-color="#0a0e1d" loext:padding="0in" loext:border="none"/>
    </style:style>
    <style:style style:name="P75" style:family="paragraph" style:parent-style-name="Preformatted_20_Text">
      <style:paragraph-properties fo:margin-left="0in" fo:margin-right="0in" fo:margin-top="0in" fo:margin-bottom="0in" loext:contextual-spacing="false" fo:text-align="start" style:justify-single-word="false" fo:text-indent="0in" style:auto-text-indent="false"/>
      <style:text-properties fo:color="#ffffff" style:font-name="Monaco" fo:font-weight="normal" fo:background-color="#0a0e1d" loext:padding="0in" loext:border="none"/>
    </style:style>
    <style:style style:name="P76"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939598" style:font-name="Monaco" fo:letter-spacing="normal" fo:font-style="normal" fo:font-weight="normal" fo:background-color="#0a0e1d" loext:padding="0in" loext:border="none"/>
    </style:style>
    <style:style style:name="P77" style:family="paragraph" style:parent-style-name="Preformatted_20_Text"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ffffff" style:font-name="Monaco" fo:letter-spacing="normal" fo:font-style="normal" fo:font-weight="normal" fo:background-color="#0a0e1d" loext:padding="0in" loext:border="none"/>
    </style:style>
    <style:style style:name="P78"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letter-spacing="normal" fo:font-style="normal" fo:font-weight="normal" fo:background-color="#0a0e1d" loext:padding="0in" loext:border="none"/>
    </style:style>
    <style:style style:name="P79"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4pt" fo:letter-spacing="normal" fo:font-style="normal" fo:font-weight="normal" fo:background-color="#0a0e1d" loext:padding="0in" loext:border="none"/>
    </style:style>
    <style:style style:name="P80"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fo:letter-spacing="normal" fo:background-color="#0a0e1d" loext:padding="0in" loext:border="none"/>
    </style:style>
    <style:style style:name="P81"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letter-spacing="normal" fo:font-style="normal" fo:font-weight="normal" fo:background-color="#0a0e1d" loext:padding="0in" loext:border="none"/>
    </style:style>
    <style:style style:name="P82"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939598" style:font-name="Monaco" fo:font-size="14pt" fo:letter-spacing="normal" fo:font-style="normal" fo:font-weight="normal" fo:background-color="#0a0e1d" loext:padding="0in" loext:border="none"/>
    </style:style>
    <style:style style:name="P83" style:family="paragraph" style:parent-style-name="Preformatted_20_Text">
      <style:paragraph-properties fo:margin-top="0in" fo:margin-bottom="0in" loext:contextual-spacing="false" fo:text-align="start" style:justify-single-word="false"/>
      <style:text-properties fo:color="#ffffff" style:font-name="Monaco" fo:font-weight="normal" fo:background-color="#0a0e1d" loext:padding="0in" loext:border="none"/>
    </style:style>
    <style:style style:name="P84" style:family="paragraph" style:parent-style-name="Preformatted_20_Text">
      <style:paragraph-properties fo:margin-top="0in" fo:margin-bottom="0in" loext:contextual-spacing="false" fo:text-align="start" style:justify-single-word="false" fo:orphans="2" fo:widows="2"/>
    </style:style>
    <style:style style:name="P85"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ffffff" style:font-name="Monaco" fo:letter-spacing="normal" fo:font-style="normal" fo:font-weight="normal" fo:background-color="#0a0e1d" loext:padding="0in" loext:border="none"/>
    </style:style>
    <style:style style:name="P86" style:family="paragraph" style:parent-style-name="Preformatted_20_Text"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939598" style:font-name="Monaco" fo:letter-spacing="normal" fo:font-style="normal" fo:font-weight="normal" fo:background-color="#0a0e1d" loext:padding="0in" loext:border="none"/>
    </style:style>
    <style:style style:name="P87" style:family="paragraph" style:parent-style-name="Preformatted_20_Text">
      <style:paragraph-properties fo:margin-left="0.5728in" fo:margin-right="0in" fo:margin-top="0in" fo:margin-bottom="0in" loext:contextual-spacing="false" fo:text-align="start" style:justify-single-word="false" fo:orphans="2" fo:widows="2" fo:text-indent="0in" style:auto-text-indent="false"/>
      <style:text-properties fo:font-variant="normal" fo:text-transform="none" fo:color="#ffe083" style:font-name="Monaco" fo:font-size="14pt" fo:letter-spacing="normal" fo:font-style="normal" fo:font-weight="normal" fo:background-color="#0a0e1d" loext:padding="0in" loext:border="none"/>
    </style:style>
    <style:style style:name="T1" style:family="text">
      <style:text-properties fo:font-size="16pt" style:font-size-asian="16pt" style:font-size-complex="16pt"/>
    </style:style>
    <style:style style:name="T2" style:family="text">
      <style:text-properties style:font-name="DejaVu Sans"/>
    </style:style>
    <style:style style:name="T3" style:family="text">
      <style:text-properties fo:font-variant="normal" fo:text-transform="none" fo:color="#484848" style:font-name="Nunito Sans" fo:letter-spacing="normal" fo:font-style="normal" fo:font-weight="normal"/>
    </style:style>
    <style:style style:name="T4" style:family="text">
      <style:text-properties fo:font-variant="normal" fo:text-transform="none" fo:color="#484848" style:font-name="Nunito Sans" fo:font-size="14pt" fo:letter-spacing="normal" fo:font-style="normal" fo:font-weight="normal"/>
    </style:style>
    <style:style style:name="T5" style:family="text">
      <style:text-properties fo:font-variant="normal" fo:text-transform="none" fo:color="#484848" style:font-name="Nunito Sans" fo:font-size="14pt" fo:letter-spacing="normal" fo:font-style="normal" fo:font-weight="normal" loext:padding="0in" loext:border="none"/>
    </style:style>
    <style:style style:name="T6" style:family="text">
      <style:text-properties fo:font-variant="normal" fo:text-transform="none" fo:color="#484848" style:font-name="Nunito Sans" fo:font-size="14pt" fo:letter-spacing="normal" fo:font-style="normal" fo:font-weight="normal" fo:background-color="#f1f2f3" loext:char-shading-value="0" loext:padding="0in" loext:border="none"/>
    </style:style>
    <style:style style:name="T7" style:family="text">
      <style:text-properties fo:font-variant="normal" fo:text-transform="none" fo:color="#15141f" style:font-name="Monaco" fo:letter-spacing="normal" fo:font-style="normal" fo:font-weight="normal" fo:background-color="#dfe0e0" loext:char-shading-value="0" loext:padding="0in" loext:border="none"/>
    </style:style>
    <style:style style:name="T8"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9"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style:style>
    <style:style style:name="T10" style:family="text">
      <style:text-properties fo:font-variant="normal" fo:text-transform="none" fo:color="#000000" style:font-name="Roboto" fo:font-size="7.5pt" fo:letter-spacing="normal" fo:font-style="normal" fo:font-weight="normal" loext:padding="0in" loext:border="none"/>
    </style:style>
    <style:style style:name="T11" style:family="text">
      <style:text-properties fo:font-variant="normal" fo:text-transform="none" fo:color="#292929" style:font-name="Regular Patch" fo:font-size="14pt" fo:letter-spacing="normal" fo:font-style="normal" fo:font-weight="bold" fo:background-color="#ebebeb" loext:char-shading-value="0" loext:padding-left="0in" loext:padding-right="0in" loext:padding-top="0.0193in" loext:padding-bottom="0in" loext:border-left="none" loext:border-right="none" loext:border-top="0.06pt solid #ffffff" loext:border-bottom="none"/>
    </style:style>
    <style:style style:name="T12" style:family="text">
      <style:text-properties fo:font-variant="normal" fo:text-transform="none" fo:color="#5a5b5e" style:font-name="Arial" fo:font-size="14pt" fo:letter-spacing="normal" fo:font-style="normal" fo:font-weight="normal" fo:background-color="#e9eaea" loext:char-shading-value="0" loext:padding="0.0193in" loext:border="0.06pt solid #bebfc1"/>
    </style:style>
    <style:style style:name="T13" style:family="text">
      <style:text-properties style:font-name="Monaco" fo:font-size="14pt" fo:font-style="normal" fo:font-weight="normal"/>
    </style:style>
    <style:style style:name="T14" style:family="text">
      <style:text-properties fo:color="#15141f" style:font-name="Monaco" fo:background-color="#dfe0e0" loext:char-shading-value="0" loext:padding="0in" loext:border="none"/>
    </style:style>
    <style:style style:name="T15" style:family="text">
      <style:text-properties fo:color="#ff8973"/>
    </style:style>
    <style:style style:name="T16" style:family="text">
      <style:text-properties fo:color="#ff8973" style:font-name="Monaco" fo:font-size="14pt" fo:font-style="normal" fo:font-weight="normal"/>
    </style:style>
    <style:style style:name="T17" style:family="text">
      <style:text-properties fo:color="#83fff5"/>
    </style:style>
    <style:style style:name="T18" style:family="text">
      <style:text-properties fo:color="#83fff5" style:font-name="Monaco" fo:font-size="14pt" fo:font-style="normal" fo:font-weight="normal"/>
    </style:style>
    <style:style style:name="T19" style:family="text">
      <style:text-properties fo:color="#939598"/>
    </style:style>
    <style:style style:name="T20" style:family="text">
      <style:text-properties fo:color="#ffe083"/>
    </style:style>
    <style:style style:name="T21" style:family="text">
      <style:text-properties fo:color="#ffe083" style:font-name="Monaco" fo:font-size="14pt" fo:font-style="normal" fo:font-weight="normal"/>
    </style:style>
    <style:style style:name="T22" style:family="text">
      <style:text-properties officeooo:rsid="0004e1ce"/>
    </style:style>
    <style:style style:name="T23" style:family="text">
      <style:text-properties fo:color="#4b35ef" style:text-line-through-style="none" style:text-line-through-type="none" style:text-underline-style="none" style:text-blinking="false"/>
    </style:style>
    <style:style style:name="T24" style:family="text">
      <style:text-properties fo:color="#4b35ef" style:text-line-through-style="none" style:text-line-through-type="none" style:text-underline-style="none" style:text-blinking="false" fo:background-color="#ffffff" loext:char-shading-value="0" loext:padding="0in" loext:border="none"/>
    </style:style>
    <style:style style:name="T25" style:family="text">
      <style:text-properties fo:color="#292929" style:font-name="Regular Patch" fo:font-weight="bold"/>
    </style:style>
    <style:style style:name="T26" style:family="text">
      <style:text-properties fo:color="#292929" fo:font-weight="bold" fo:background-color="#ebebeb" loext:char-shading-value="0" loext:padding-left="0in" loext:padding-right="0in" loext:padding-top="0.0193in" loext:padding-bottom="0in" loext:border-left="none" loext:border-right="none" loext:border-top="0.06pt solid #ffffff" loext:border-bottom="none"/>
    </style:style>
    <style:style style:name="T27" style:family="text">
      <style:text-properties fo:background-color="#ebebeb" loext:char-shading-value="0" loext:padding-left="0in" loext:padding-right="0in" loext:padding-top="0.0193in" loext:padding-bottom="0in" loext:border-left="none" loext:border-right="none" loext:border-top="0.06pt solid #ffffff" loext:border-bottom="none"/>
    </style:style>
    <style:style style:name="T28" style:family="text">
      <style:text-properties fo:color="#b3ccff"/>
    </style:style>
    <style:style style:name="T29" style:family="text">
      <style:text-properties fo:background-color="#ffffff" loext:char-shading-value="0" loext:padding="0in" loext:border="none"/>
    </style:style>
    <style:style style:name="T30" style:family="text">
      <style:text-properties fo:background-color="#f1f2f3" loext:char-shading-value="0" loext:padding="0in" loext:border="none"/>
    </style:style>
    <style:style style:name="T31" style:family="text">
      <style:text-properties fo:color="#cc7bc2"/>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5209in" svg:y="0.3126in" svg:width="0.2917in" draw:z-index="0">
        <draw:text-box fo:min-height="0.0161in">
          <text:p text:style-name="P10">1.</text:p>
        </draw:text-box>
      </draw:frame>
      <draw:frame draw:style-name="fr1" draw:name="Frame2" text:anchor-type="page" text:anchor-page-number="1" svg:x="0.5209in" svg:y="0.3126in" svg:width="0.2917in" draw:z-index="1">
        <draw:text-box fo:min-height="0.0161in">
          <text:p text:style-name="P10">1.</text:p>
        </draw:text-box>
      </draw:frame>
      <draw:frame draw:style-name="fr1" draw:name="Frame3" text:anchor-type="page" text:anchor-page-number="1" svg:x="0.3126in" svg:y="0.3126in" svg:width="0.2083in" draw:z-index="2">
        <draw:text-box fo:min-height="0.2083in">
          <text:p text:style-name="Text_20_body"/>
        </draw:text-box>
      </draw:frame>
      <draw:frame draw:style-name="fr1" draw:name="Frame4" text:anchor-type="page" text:anchor-page-number="1" svg:x="0.5209in" svg:y="0.3126in" svg:width="0.2917in" draw:z-index="3">
        <draw:text-box fo:min-height="0.0161in">
          <text:p text:style-name="P10">1.</text:p>
        </draw:text-box>
      </draw:frame>
      <draw:frame draw:style-name="fr1" draw:name="Frame5" text:anchor-type="page" text:anchor-page-number="1" svg:x="0.3126in" svg:y="0.3126in" svg:width="0.2083in" draw:z-index="4">
        <draw:text-box fo:min-height="0.2083in">
          <text:p text:style-name="Text_20_body"/>
        </draw:text-box>
      </draw:frame>
      <draw:frame draw:style-name="fr1" draw:name="Frame6" text:anchor-type="page" text:anchor-page-number="1" svg:x="0.5209in" svg:y="0.3126in" svg:width="0.2917in" draw:z-index="5">
        <draw:text-box fo:min-height="0.0161in">
          <text:p text:style-name="P10">2.</text:p>
        </draw:text-box>
      </draw:frame>
      <draw:frame draw:style-name="fr1" draw:name="Frame7" text:anchor-type="page" text:anchor-page-number="1" svg:x="0.3126in" svg:y="0.3126in" svg:width="0.2083in" draw:z-index="6">
        <draw:text-box fo:min-height="0.2083in">
          <text:p text:style-name="Text_20_body"/>
        </draw:text-box>
      </draw:frame>
      <draw:frame draw:style-name="fr1" draw:name="Frame8" text:anchor-type="page" text:anchor-page-number="1" svg:x="0.5209in" svg:y="0.3126in" svg:width="0.2917in" draw:z-index="7">
        <draw:text-box fo:min-height="0.0161in">
          <text:p text:style-name="P10">1.</text:p>
        </draw:text-box>
      </draw:frame>
      <draw:frame draw:style-name="fr1" draw:name="Frame9" text:anchor-type="page" text:anchor-page-number="1" svg:x="0.3126in" svg:y="0.3126in" svg:width="0.2083in" draw:z-index="8">
        <draw:text-box fo:min-height="0.2083in">
          <text:p text:style-name="Text_20_body"/>
        </draw:text-box>
      </draw:frame>
      <draw:frame draw:style-name="fr1" draw:name="Frame10" text:anchor-type="page" text:anchor-page-number="1" svg:x="0.5209in" svg:y="0.3126in" svg:width="0.2917in" draw:z-index="9">
        <draw:text-box fo:min-height="0.0161in">
          <text:p text:style-name="P10">2.</text:p>
        </draw:text-box>
      </draw:frame>
      <draw:frame draw:style-name="fr1" draw:name="Frame11" text:anchor-type="page" text:anchor-page-number="1" svg:x="0.3126in" svg:y="0.3126in" svg:width="0.2083in" draw:z-index="10">
        <draw:text-box fo:min-height="0.2083in">
          <text:p text:style-name="Text_20_body"/>
        </draw:text-box>
      </draw:frame>
      <draw:frame draw:style-name="fr1" draw:name="Frame12" text:anchor-type="page" text:anchor-page-number="1" svg:x="0.5209in" svg:y="0.3126in" svg:width="0.2917in" draw:z-index="11">
        <draw:text-box fo:min-height="0.0161in">
          <text:p text:style-name="P10">3.</text:p>
        </draw:text-box>
      </draw:frame>
      <draw:frame draw:style-name="fr1" draw:name="Frame13" text:anchor-type="page" text:anchor-page-number="1" svg:x="0.5209in" svg:y="0.3126in" svg:width="0.2917in" draw:z-index="12">
        <draw:text-box fo:min-height="0.0161in">
          <text:p text:style-name="P10">1.</text:p>
        </draw:text-box>
      </draw:frame>
      <draw:frame draw:style-name="fr1" draw:name="Frame14" text:anchor-type="page" text:anchor-page-number="1" svg:x="0.5209in" svg:y="0.3126in" svg:width="0.2917in" draw:z-index="13">
        <draw:text-box fo:min-height="0.0161in">
          <text:p text:style-name="P10">1.</text:p>
        </draw:text-box>
      </draw:frame>
      <draw:frame draw:style-name="fr1" draw:name="Frame15" text:anchor-type="page" text:anchor-page-number="1" svg:x="0.3126in" svg:y="0.3126in" svg:width="0.2083in" draw:z-index="14">
        <draw:text-box fo:min-height="0.2083in">
          <text:p text:style-name="Text_20_body"/>
        </draw:text-box>
      </draw:frame>
      <draw:frame draw:style-name="fr1" draw:name="Frame16" text:anchor-type="page" text:anchor-page-number="1" svg:x="0.5209in" svg:y="0.3126in" svg:width="0.2917in" draw:z-index="15">
        <draw:text-box fo:min-height="0.0161in">
          <text:p text:style-name="P10">2.</text:p>
        </draw:text-box>
      </draw:frame>
      <draw:frame draw:style-name="fr1" draw:name="Frame17" text:anchor-type="page" text:anchor-page-number="1" svg:x="0.3126in" svg:y="0.3126in" svg:width="0.2083in" draw:z-index="16">
        <draw:text-box fo:min-height="0.2083in">
          <text:p text:style-name="Text_20_body"/>
        </draw:text-box>
      </draw:frame>
      <draw:frame draw:style-name="fr1" draw:name="Frame18" text:anchor-type="page" text:anchor-page-number="1" svg:x="0.5209in" svg:y="0.3126in" svg:width="0.2917in" draw:z-index="17">
        <draw:text-box fo:min-height="0.0161in">
          <text:p text:style-name="P10">3.</text:p>
        </draw:text-box>
      </draw:frame>
      <text:p text:style-name="P2">JAVASCRIPT</text:p>
      <text:p text:style-name="P3"/>
      <text:p text:style-name="P3"/>
      <text:h text:style-name="P60" text:outline-level="1">Console</text:h>
      <text:p text:style-name="P17"><text:span text:style-name="T3">The console is a panel that displays important messages, like errors, for developers. Much of the work the computer does with our code is invisible to us by default. If we want to see things appear on our screen, we can print, or </text:span><text:span text:style-name="Emphasis"><text:span text:style-name="T3">log</text:span></text:span><text:span text:style-name="T3">, to our console directly.</text:span></text:p>
      <text:p text:style-name="P20"><text:span text:style-name="T3">In JavaScript, the </text:span><text:span text:style-name="Source_20_Text"><text:span text:style-name="T7">console</text:span></text:span><text:span text:style-name="T3"> keyword refers to an object, a collection of data and actions, that we can use in our code. Keywords are words that are built into the JavaScript language, so the computer will recognize them and treats them specially.</text:span></text:p>
      <text:p text:style-name="P20"><text:span text:style-name="T3">One action, or method, that is built into the </text:span><text:span text:style-name="Source_20_Text"><text:span text:style-name="T7">console</text:span></text:span><text:span text:style-name="T3"> object is the </text:span><text:span text:style-name="Source_20_Text"><text:span text:style-name="T7">.log()</text:span></text:span><text:span text:style-name="T3"> method. When we write </text:span><text:span text:style-name="Source_20_Text"><text:span text:style-name="T7">console.log()</text:span></text:span><text:span text:style-name="T3"> what we put inside the parentheses will get printed, or logged, to the console.</text:span></text:p>
      <text:p text:style-name="P35">It’s going to be very useful for us to print values to the console, so we can see the work that we’re doing.</text:p>
      <text:p text:style-name="P73"><text:span text:style-name="T15">console</text:span>.<text:span text:style-name="T17">log</text:span>(<text:span text:style-name="T15">5</text:span>); </text:p>
      <text:p text:style-name="P20"><text:span text:style-name="T3">This example logs </text:span><text:span text:style-name="Source_20_Text"><text:span text:style-name="T7">5</text:span></text:span><text:span text:style-name="T3"> to the console. The semicolon denotes the end of the line, or statement. Although in JavaScript your code will usually run as intended without a semicolon, we recommend learning the habit of ending each statement with a semicolon so you never leave one out in the few instances when they are required.</text:span></text:p>
      <text:p text:style-name="P20"><text:span text:style-name="T3">You’ll see later on that we can use </text:span><text:span text:style-name="Source_20_Text"><text:span text:style-name="T7">console.log()</text:span></text:span><text:span text:style-name="T3"> to print different kinds of data.</text:span></text:p>
      <text:p text:style-name="P3"/>
      <text:h text:style-name="P68" text:outline-level="1">Comments</text:h>
      <text:p text:style-name="P18">Programming is often highly collaborative. In addition, our own code can quickly become difficult to understand when we return to it— sometimes only an hour later! For these reasons, it’s often useful to leave notes in our code for other developers or ourselves.</text:p>
      <text:p text:style-name="P35">As we write JavaScript, we can write comments in our code that the computer will ignore as our program runs. These comments exist just for human readers.</text:p>
      <text:p text:style-name="P35">Comments can explain what the code is doing, leave instructions for developers using the code, or add any other useful annotations.</text:p>
      <text:p text:style-name="P35">There are two types of code comments in JavaScript:</text:p>
      <text:list xml:id="list1889497793" text:style-name="L1">
        <text:list-item>
          <text:p text:style-name="P23"><text:span text:style-name="T3">A </text:span><text:span text:style-name="Emphasis"><text:span text:style-name="T3">single line comment</text:span></text:span><text:span text:style-name="T3"> will comment out a single line and is denoted with two forward slashes </text:span><text:span text:style-name="Source_20_Text"><text:span text:style-name="T7">//</text:span></text:span><text:span text:style-name="T3"> preceding it.</text:span></text:p>
          <text:p text:style-name="P76">// Prints 5 to the console</text:p>
          <text:p text:style-name="P85"><text:span text:style-name="T15">console</text:span>.<text:span text:style-name="T17">log</text:span>(<text:span text:style-name="T15">5</text:span>);</text:p>
          <text:p text:style-name="P46">You can also use a single line comment to comment after a line of code:</text:p>
          <text:p text:style-name="P77"><text:span text:style-name="T15">console</text:span>.<text:span text:style-name="T17">log</text:span>(<text:span text:style-name="T15">5</text:span>); <text:s/><text:span text:style-name="T19">// Prints 5 </text:span></text:p>
        </text:list-item>
        <text:list-item>
          <text:p text:style-name="P23"><text:span text:style-name="T3">A </text:span><text:span text:style-name="Emphasis"><text:span text:style-name="T3">multi-line comment</text:span></text:span><text:span text:style-name="T3"> will comment out multiple lines and is denoted with </text:span><text:span text:style-name="Source_20_Text"><text:span text:style-name="T7">/*</text:span></text:span><text:span text:style-name="T3"> to begin the comment, and </text:span><text:span text:style-name="Source_20_Text"><text:span text:style-name="T7">*/</text:span></text:span><text:span text:style-name="T3"> to end the comment.</text:span></text:p>
          <text:p text:style-name="P76">/*</text:p>
          <text:p text:style-name="P86">This is all commented </text:p>
          <text:p text:style-name="P86">console.log(10);</text:p>
          <text:p text:style-name="P86">None of this is going to run!</text:p>
          <text:p text:style-name="P86">console.log(99);</text:p>
          <text:p text:style-name="P86">*/</text:p>
          <text:p text:style-name="P46">You can also use this syntax to comment something out in the middle of a line of code:</text:p>
          <text:p text:style-name="P77"><text:span text:style-name="T15">console</text:span>.<text:span text:style-name="T17">log</text:span>(<text:span text:style-name="T19">/*IGNORED!*/</text:span> <text:span text:style-name="T15">5</text:span>); <text:s/><text:span text:style-name="T19">// Still just prints 5 </text:span></text:p>
        </text:list-item>
      </text:list>
      <text:p text:style-name="P3"/>
      <text:h text:style-name="P68" text:outline-level="1"><text:span text:style-name="T22">D</text:span>ata Types</text:h>
      <text:p text:style-name="P17"><text:span text:style-name="Emphasis"><text:span text:style-name="T3">Data types</text:span></text:span><text:span text:style-name="T3"> are the classifications we give to the different kinds of data that we use in programming. In JavaScript, there are seven fundamental data types:</text:span></text:p>
      <text:list xml:id="list1346208808" text:style-name="L2">
        <text:list-item>
          <text:p text:style-name="P24"><text:span text:style-name="Emphasis"><text:span text:style-name="T3">Number</text:span></text:span><text:span text:style-name="T3">: Any number, including numbers with decimals: </text:span><text:span text:style-name="Source_20_Text"><text:span text:style-name="T7">4</text:span></text:span><text:span text:style-name="T3">, </text:span><text:span text:style-name="Source_20_Text"><text:span text:style-name="T7">8</text:span></text:span><text:span text:style-name="T3">, </text:span><text:span text:style-name="Source_20_Text"><text:span text:style-name="T7">1516</text:span></text:span><text:span text:style-name="T3">, </text:span><text:span text:style-name="Source_20_Text"><text:span text:style-name="T7">23.42</text:span></text:span><text:span text:style-name="T3">.</text:span></text:p>
        </text:list-item>
        <text:list-item>
          <text:p text:style-name="P24"><text:span text:style-name="Emphasis"><text:span text:style-name="T3">String</text:span></text:span><text:span text:style-name="T3">: Any grouping of characters on your keyboard (letters, numbers, spaces, symbols, etc.) surrounded by single quotes: </text:span><text:span text:style-name="Source_20_Text"><text:span text:style-name="T7">' ... '</text:span></text:span><text:span text:style-name="T3"> or double quotes </text:span><text:span text:style-name="Source_20_Text"><text:span text:style-name="T7">" ... "</text:span></text:span><text:span text:style-name="T3">. Though we prefer single quotes. Some people like to think of string as a fancy word for text.</text:span></text:p>
        </text:list-item>
        <text:list-item>
          <text:p text:style-name="P24"><text:span text:style-name="Emphasis"><text:span text:style-name="T3">Boolean</text:span></text:span><text:span text:style-name="T3">: This data type only has two possible values— either </text:span><text:span text:style-name="Source_20_Text"><text:span text:style-name="T7">true</text:span></text:span><text:span text:style-name="T3"> or </text:span><text:span text:style-name="Source_20_Text"><text:span text:style-name="T7">false</text:span></text:span><text:span text:style-name="T3"> (without quotes). It’s helpful to think of booleans as on and off switches or as the answers to a “yes” or “no” question.</text:span></text:p>
        </text:list-item>
        <text:list-item>
          <text:p text:style-name="P24"><text:span text:style-name="Emphasis"><text:span text:style-name="T3">Null</text:span></text:span><text:span text:style-name="T3">: This data type represents the intentional absence of a value, and is represented by the keyword </text:span><text:span text:style-name="Source_20_Text"><text:span text:style-name="T7">null</text:span></text:span><text:span text:style-name="T3"> (without quotes).</text:span></text:p>
        </text:list-item>
        <text:list-item>
          <text:p text:style-name="P24"><text:span text:style-name="Emphasis"><text:span text:style-name="T3">Undefined</text:span></text:span><text:span text:style-name="T3">: This data type is denoted by the keyword </text:span><text:span text:style-name="Source_20_Text"><text:span text:style-name="T7">undefined</text:span></text:span><text:span text:style-name="T3"> (without quotes). It also represents the absence of a value though it has a different use than </text:span><text:span text:style-name="Source_20_Text"><text:span text:style-name="T7">null</text:span></text:span><text:span text:style-name="T3">.</text:span></text:p>
        </text:list-item>
        <text:list-item>
          <text:p text:style-name="P50"><text:span text:style-name="Emphasis"><text:span text:style-name="T3">Symbol</text:span></text:span><text:span text:style-name="T3">: A newer feature to the language, symbols are unique identifiers, useful in more complex coding. No need to worry about these for now.</text:span></text:p>
        </text:list-item>
        <text:list-item>
          <text:p text:style-name="P50"><text:span text:style-name="Emphasis"><text:span text:style-name="T3">Object</text:span></text:span><text:span text:style-name="T3">: Collections of related data.</text:span></text:p>
        </text:list-item>
      </text:list>
      <text:p text:style-name="P38"><text:span text:style-name="T3">The first 6 of those types are considered </text:span><text:span text:style-name="Emphasis"><text:span text:style-name="T3">primitive data types</text:span></text:span><text:span text:style-name="T3">. They are the most basic data types in the language. </text:span><text:span text:style-name="Emphasis"><text:span text:style-name="T3">Objects</text:span></text:span><text:span text:style-name="T3"> are more complex, and you’ll learn much more about them as you progress through JavaScript. At first, seven types may not seem like that many, but soon you’ll observe the world opens with possibilities once you start leveraging each one. As you learn more about objects, you’ll be able to create complex collections of data.</text:span></text:p>
      <text:p text:style-name="P73"><text:span text:style-name="T15">console</text:span>.<text:span text:style-name="T17">log</text:span>(<text:span text:style-name="T20">'Location of Codecademy headquarters: 575 Broadway, New York City'</text:span>);</text:p>
      <text:p text:style-name="P78"><text:span text:style-name="T15">console</text:span>.<text:span text:style-name="T17">log</text:span>(<text:span text:style-name="T15">40</text:span>);</text:p>
      <text:p text:style-name="P35">In the example above, we first printed a string. Our string isn’t just a single word; it includes both capital and lowercase letters, spaces, and punctuation.</text:p>
      <text:p text:style-name="P41">Next, we printed the number 40, notice we did not use quotes.</text:p>
      <text:h text:style-name="P62" text:outline-level="1"><text:soft-page-break/>Arithmetic Operators</text:h>
      <text:p text:style-name="P36">Basic arithmetic often comes in handy when programming.</text:p>
      <text:p text:style-name="P38"><text:span text:style-name="T4">An </text:span><text:span text:style-name="Emphasis"><text:span text:style-name="T4">operator</text:span></text:span><text:span text:style-name="T4"> is a character that performs a task in our code. JavaScript has several built-in in </text:span><text:span text:style-name="Emphasis"><text:span text:style-name="T4">arithmetic operators</text:span></text:span><text:span text:style-name="T4">, that allow us to perform mathematical calculations on numbers. These include the following operators and their corresponding symbols:</text:span></text:p>
      <text:list xml:id="list2177142140" text:style-name="L3">
        <text:list-item>
          <text:p text:style-name="P25"><text:span text:style-name="T4">Add: </text:span><text:span text:style-name="Source_20_Text"><text:span text:style-name="T8">+</text:span></text:span></text:p>
        </text:list-item>
        <text:list-item>
          <text:p text:style-name="P25"><text:span text:style-name="T4">Subtract: </text:span><text:span text:style-name="Source_20_Text"><text:span text:style-name="T8">-</text:span></text:span></text:p>
        </text:list-item>
        <text:list-item>
          <text:p text:style-name="P25"><text:span text:style-name="T4">Multiply: </text:span><text:span text:style-name="Source_20_Text"><text:span text:style-name="T8">*</text:span></text:span></text:p>
        </text:list-item>
        <text:list-item>
          <text:p text:style-name="P25"><text:span text:style-name="T4">Divide: </text:span><text:span text:style-name="Source_20_Text"><text:span text:style-name="T8">/</text:span></text:span></text:p>
        </text:list-item>
        <text:list-item>
          <text:p text:style-name="P25"><text:span text:style-name="T4">Remainder: </text:span><text:span text:style-name="Source_20_Text"><text:span text:style-name="T8">%</text:span></text:span></text:p>
        </text:list-item>
      </text:list>
      <text:p text:style-name="P36">The first four work how you might guess:</text:p>
      <text:p text:style-name="P74"><text:span text:style-name="T15">console</text:span>.<text:span text:style-name="T17">log</text:span>(<text:span text:style-name="T15">3</text:span> + <text:span text:style-name="T15">4</text:span>); <text:span text:style-name="T19">// Prints 7</text:span></text:p>
      <text:p text:style-name="P79"><text:span text:style-name="T15">console</text:span>.<text:span text:style-name="T17">log</text:span>(<text:span text:style-name="T15">5</text:span> - <text:span text:style-name="T15">1</text:span>); <text:span text:style-name="T19">// Prints 4</text:span></text:p>
      <text:p text:style-name="P79"><text:span text:style-name="T15">console</text:span>.<text:span text:style-name="T17">log</text:span>(<text:span text:style-name="T15">4</text:span> * <text:span text:style-name="T15">2</text:span>); <text:span text:style-name="T19">// Prints 8</text:span></text:p>
      <text:p text:style-name="P79"><text:span text:style-name="T15">console</text:span>.<text:span text:style-name="T17">log</text:span>(<text:span text:style-name="T15">9</text:span> / <text:span text:style-name="T15">3</text:span>); <text:span text:style-name="T19">// Prints 3</text:span></text:p>
      <text:p text:style-name="P20"><text:span text:style-name="T4">Note that when we </text:span><text:span text:style-name="Source_20_Text"><text:span text:style-name="T8">console.log()</text:span></text:span><text:span text:style-name="T4"> the computer will evaluate the expression inside the parentheses and print that result to the console. If we wanted to print the characters </text:span><text:span text:style-name="Source_20_Text"><text:span text:style-name="T8">3 + 4</text:span></text:span><text:span text:style-name="T4">, we would wrap them in quotes and print them as a string.</text:span></text:p>
      <text:p text:style-name="P20"><text:span text:style-name="T4">The remainder operator, sometimes called </text:span><text:span text:style-name="Emphasis"><text:span text:style-name="T4">modulo</text:span></text:span><text:span text:style-name="T4">, returns the number that remains after the right-hand number divides into the left-hand number as many times as it evenly can: </text:span><text:span text:style-name="Source_20_Text"><text:span text:style-name="T8">11 % 3</text:span></text:span><text:span text:style-name="T4"> equals 2 because 3 fits into 11 three times, leaving 2 as the remainder.</text:span></text:p>
      <text:p text:style-name="P12"/>
      <text:h text:style-name="P66" text:outline-level="1">String Concatenation</text:h>
      <text:p text:style-name="P20"><text:span text:style-name="T3">Operators aren’t just for numbers! When a </text:span><text:span text:style-name="Source_20_Text"><text:span text:style-name="T7">+</text:span></text:span><text:span text:style-name="T3"> operator is used on two strings, it appends the right string to the left string:</text:span></text:p>
      <text:p text:style-name="P73"><text:span text:style-name="T15">console</text:span>.<text:span text:style-name="T17">log</text:span>(<text:span text:style-name="T20">'hi'</text:span> + <text:span text:style-name="T20">'ya'</text:span>); <text:span text:style-name="T19">// Prints 'hiya'</text:span></text:p>
      <text:p text:style-name="P78"><text:span text:style-name="T15">console</text:span>.<text:span text:style-name="T17">log</text:span>(<text:span text:style-name="T20">'wo'</text:span> + <text:span text:style-name="T20">'ah'</text:span>); <text:span text:style-name="T19">// Prints 'woah'</text:span></text:p>
      <text:p text:style-name="P78"><text:span text:style-name="T15">console</text:span>.<text:span text:style-name="T17">log</text:span>(<text:span text:style-name="T20">'I love to '</text:span> + <text:span text:style-name="T20">'code.'</text:span>)</text:p>
      <text:p text:style-name="P81">// Prints 'I love to code.'</text:p>
      <text:p text:style-name="P38"><text:span text:style-name="T3">This process of appending one string to another is called </text:span><text:span text:style-name="Emphasis"><text:span text:style-name="T3">concatenation</text:span></text:span><text:span text:style-name="T3">. Notice in the third example we had to make sure to include a space at the end of the first string. The computer will join the strings exactly, so we needed to make sure to include the space we wanted between the two strings.</text:span></text:p>
      <text:p text:style-name="P73"><text:span text:style-name="T15">console</text:span>.<text:span text:style-name="T17">log</text:span>(<text:span text:style-name="T20">'front '</text:span> + <text:span text:style-name="T20">'space'</text:span>); </text:p>
      <text:p text:style-name="P81">// Prints 'front space'</text:p>
      <text:p text:style-name="P78"><text:span text:style-name="T15">console</text:span>.<text:span text:style-name="T17">log</text:span>(<text:span text:style-name="T20">'back'</text:span> + <text:span text:style-name="T20">' space'</text:span>); </text:p>
      <text:p text:style-name="P81">// Prints 'back space'</text:p>
      <text:p text:style-name="P78"><text:span text:style-name="T15">console</text:span>.<text:span text:style-name="T17">log</text:span>(<text:span text:style-name="T20">'no'</text:span> + <text:span text:style-name="T20">'space'</text:span>); </text:p>
      <text:p text:style-name="P81">// Prints 'nospace'</text:p>
      <text:p text:style-name="P78"><text:span text:style-name="T15">console</text:span>.<text:span text:style-name="T17">log</text:span>(<text:span text:style-name="T20">'middle'</text:span> + <text:span text:style-name="T20">' '</text:span> + <text:span text:style-name="T20">'space'</text:span>); </text:p>
      <text:p text:style-name="P81">// Prints 'middle space'</text:p>
      <text:p text:style-name="P35">Just like with regular math, we can combine, or chain, our operations to get a final result:</text:p>
      <text:p text:style-name="P73"><text:span text:style-name="T15">console</text:span>.<text:span text:style-name="T17">log</text:span>(<text:span text:style-name="T20">'One'</text:span> + <text:span text:style-name="T20">', '</text:span> + <text:span text:style-name="T20">'two'</text:span> + <text:span text:style-name="T20">', '</text:span> + <text:span text:style-name="T20">'three!'</text:span>); </text:p>
      <text:p text:style-name="P81">// Prints 'One, two, three!'</text:p>
      <text:p text:style-name="P12"/>
      <text:h text:style-name="P67" text:outline-level="1">Properties</text:h>
      <text:p text:style-name="P20"><text:span text:style-name="T4">When you introduce a new piece of data into a JavaScript program, the browser saves it as an instance of the data type. Every string instance has a property called </text:span><text:span text:style-name="Source_20_Text"><text:span text:style-name="T8">length</text:span></text:span><text:span text:style-name="T4"> that stores the number of characters in that string. You can retrieve property information by appending the string with a period and the property name:</text:span></text:p>
      <text:p text:style-name="P74"><text:span text:style-name="T15">console</text:span>.<text:span text:style-name="T17">log</text:span>(<text:span text:style-name="T20">'Hello'</text:span>.<text:span text:style-name="T17">length</text:span>); <text:span text:style-name="T19">// Prints 5</text:span></text:p>
      <text:p text:style-name="P20"><text:span text:style-name="T4">The </text:span><text:span text:style-name="Source_20_Text"><text:span text:style-name="T8">.</text:span></text:span><text:span text:style-name="T4"> is another operator! We call it the </text:span><text:span text:style-name="Emphasis"><text:span text:style-name="T4">dot operator</text:span></text:span><text:span text:style-name="T4">.</text:span></text:p>
      <text:p text:style-name="P20"><text:span text:style-name="T4">In the example above, the value saved to the </text:span><text:span text:style-name="Source_20_Text"><text:span text:style-name="T8">length</text:span></text:span><text:span text:style-name="T4"> property is retrieved from the instance of the string, </text:span><text:span text:style-name="Source_20_Text"><text:span text:style-name="T8">'Hello'</text:span></text:span><text:span text:style-name="T4">. The program prints </text:span><text:span text:style-name="Source_20_Text"><text:span text:style-name="T8">5</text:span></text:span><text:span text:style-name="T4"> to the console, because </text:span><text:span text:style-name="Source_20_Text"><text:span text:style-name="T8">Hello</text:span></text:span><text:span text:style-name="T4"> has five characters in it.</text:span></text:p>
      <text:p text:style-name="P12"><text:line-break/><text:span text:style-name="T25">Methods</text:span></text:p>
      <text:p text:style-name="P37">Remember that methods are actions we can perform. JavaScript provides a number of string methods.</text:p>
      <text:p text:style-name="P19">We <text:span text:style-name="Emphasis">call</text:span>, or use, these methods by appending an instance with a period (the dot operator), the name of the method, and opening and closing parentheses: e.g. <text:span text:style-name="Source_20_Text"><text:span text:style-name="T14">'example string'.methodName()</text:span></text:span>.</text:p>
      <text:p text:style-name="P19">Does that syntax look a little familiar? When we use <text:span text:style-name="Source_20_Text"><text:span text:style-name="T14">console.log()</text:span></text:span> we’re calling the <text:span text:style-name="Source_20_Text"><text:span text:style-name="T14">.log()</text:span></text:span> method on the <text:span text:style-name="Source_20_Text"><text:span text:style-name="T14">console</text:span></text:span> object. Let’s see <text:span text:style-name="Source_20_Text"><text:span text:style-name="T14">console.log()</text:span></text:span> and some real string methods in action!</text:p>
      <text:p text:style-name="P75"><text:span text:style-name="T15">console</text:span>.<text:span text:style-name="T17">log</text:span>(<text:span text:style-name="T20">'hello'</text:span>.<text:span text:style-name="T17">toUpperCase</text:span>()); <text:span text:style-name="T19">// Prints 'HELLO'</text:span></text:p>
      <text:p text:style-name="P83"><text:span text:style-name="T15">console</text:span>.<text:span text:style-name="T17">log</text:span>(<text:span text:style-name="T20">'Hey'</text:span>.<text:span text:style-name="T17">startsWith</text:span>(<text:span text:style-name="T20">'H'</text:span>)); <text:span text:style-name="T19">// Prints true</text:span></text:p>
      <text:p text:style-name="P37">Let’s look at each of the lines above:</text:p>
      <text:list xml:id="list1184811843" text:style-name="L4">
        <text:list-item>
          <text:p text:style-name="P32">On the first line, the <text:span text:style-name="Source_20_Text"><text:span text:style-name="T14">.toUpperCase()</text:span></text:span> method is called on the string instance <text:span text:style-name="Source_20_Text"><text:span text:style-name="T14">'hello'</text:span></text:span>. The result is logged to the console. This method returns a string in all capital letters: <text:span text:style-name="Source_20_Text"><text:span text:style-name="T14">'HELLO'</text:span></text:span>.</text:p>
        </text:list-item>
        <text:list-item>
          <text:p text:style-name="P32">On the second line, the <text:span text:style-name="Source_20_Text"><text:span text:style-name="T14">.startsWith()</text:span></text:span> method is called on the string instance <text:span text:style-name="Source_20_Text"><text:span text:style-name="T14">'Hey'</text:span></text:span>. This method also accepts the character <text:span text:style-name="Source_20_Text"><text:span text:style-name="T14">'H'</text:span></text:span> as an input, or <text:span text:style-name="Emphasis">argument</text:span>, between the parentheses. Since the string <text:span text:style-name="Source_20_Text"><text:span text:style-name="T14">'Hey'</text:span></text:span> does start with the letter <text:span text:style-name="Source_20_Text"><text:span text:style-name="T14">'H'</text:span></text:span>, the method returns the boolean <text:span text:style-name="Source_20_Text"><text:span text:style-name="T14">true</text:span></text:span>.</text:p>
        </text:list-item>
      </text:list>
      <text:p text:style-name="P43">You can find a list of built-in string methods in the <text:a xlink:type="simple" xlink:href="https://developer.mozilla.org/en-US/docs/Web/JavaScript/Reference/Global_Objects/String/prototype" office:target-frame-name="_blank" xlink:show="new" text:style-name="Internet_20_link" text:visited-style-name="Visited_20_Internet_20_Link"><text:span text:style-name="T23">JavaScript documentation</text:span></text:a>. Developers use documentation as a reference tool. It describes JavaScript’s keywords, methods, and syntax.</text:p>
      <text:p text:style-name="Text_20_body"><text:span text:style-name="T26"/></text:p>
      <text:h text:style-name="P69" text:outline-level="1"><text:span text:style-name="T27">Built-in Objects</text:span></text:h>
      <text:p text:style-name="P20"><text:span text:style-name="T4">In addition to </text:span><text:span text:style-name="Source_20_Text"><text:span text:style-name="T8">console</text:span></text:span><text:span text:style-name="T4">, there are other </text:span><text:a xlink:type="simple" xlink:href="https://developer.mozilla.org/en-US/docs/Web/JavaScript/Reference/Global_Objects" office:target-frame-name="_blank" xlink:show="new" text:style-name="Internet_20_link" text:visited-style-name="Visited_20_Internet_20_Link"><text:span text:style-name="T9">objects built into JavaScript</text:span></text:a><text:span text:style-name="T4">. Down the line, you’ll build your own objects, but for now these “built-in” objects are full of useful functionality.</text:span></text:p>
      <text:p text:style-name="P20"><text:span text:style-name="T4">For example, if you wanted to perform more complex mathematical operations than arithmetic, JavaScript has the built-in </text:span><text:span text:style-name="Source_20_Text"><text:span text:style-name="T8">Math</text:span></text:span><text:span text:style-name="T4"> object.</text:span></text:p>
      <text:p text:style-name="P20"><text:span text:style-name="T4">The great thing about objects is that they have methods! Let’s call the </text:span><text:span text:style-name="Source_20_Text"><text:span text:style-name="T8">.random()</text:span></text:span><text:span text:style-name="T4"> method from the built-in </text:span><text:span text:style-name="Source_20_Text"><text:span text:style-name="T8">Math</text:span></text:span><text:span text:style-name="T4"> object:</text:span></text:p>
      <text:p text:style-name="P74"><text:span text:style-name="T15">console</text:span>.<text:span text:style-name="T17">log</text:span>(<text:span text:style-name="T15">Math</text:span>.<text:span text:style-name="T17">random</text:span>()); <text:span text:style-name="T19">// Prints a random number between 0 and 1</text:span></text:p>
      <text:p text:style-name="P20"><text:span text:style-name="T4">In the example above, we called the </text:span><text:span text:style-name="Source_20_Text"><text:span text:style-name="T8">.random()</text:span></text:span><text:span text:style-name="T4"> method by appending the object name with the dot operator, the name of the method, and opening and closing parentheses. This method returns a random number between 0 and 1.</text:span></text:p>
      <text:p text:style-name="P36">To generate a random number between 0 and 50, we could multiply this result by 50, like so:</text:p>
      <text:p text:style-name="P74"><text:span text:style-name="T15">Math</text:span>.<text:span text:style-name="T17">random</text:span>() * <text:span text:style-name="T15">50</text:span>;</text:p>
      <text:p text:style-name="P20"><text:span text:style-name="T4">The example above will likely evaluate to a decimal. To ensure the answer is a whole number, we can take advantage of another useful </text:span><text:span text:style-name="Source_20_Text"><text:span text:style-name="T8">Math</text:span></text:span><text:span text:style-name="T4"> method called </text:span><text:span text:style-name="Source_20_Text"><text:span text:style-name="T8">Math.floor()</text:span></text:span><text:span text:style-name="T4">.</text:span></text:p>
      <text:p text:style-name="P20"><text:span text:style-name="Source_20_Text"><text:span text:style-name="T8">Math.floor()</text:span></text:span><text:span text:style-name="T4"> takes a decimal number, and rounds down to the nearest whole number. You can use </text:span><text:span text:style-name="Source_20_Text"><text:span text:style-name="T8">Math.floor()</text:span></text:span><text:span text:style-name="T4"> to round down a random number like this:</text:span></text:p>
      <text:p text:style-name="P74"><text:span text:style-name="T15">Math</text:span>.<text:span text:style-name="T17">floor</text:span>(<text:span text:style-name="T15">Math</text:span>.<text:span text:style-name="T17">random</text:span>() * <text:span text:style-name="T15">50</text:span>);</text:p>
      <text:p text:style-name="P36">In this case:</text:p>
      <text:list xml:id="list3610934386" text:style-name="L5">
        <text:list-item>
          <text:p text:style-name="P26"><text:span text:style-name="Source_20_Text"><text:span text:style-name="T8">Math.random</text:span></text:span><text:span text:style-name="T4"> generates a random number between 0 and 1.</text:span></text:p>
        </text:list-item>
        <text:list-item>
          <text:p text:style-name="P26"><text:span text:style-name="T4">We then multiply that number by </text:span><text:span text:style-name="Source_20_Text"><text:span text:style-name="T8">50</text:span></text:span><text:span text:style-name="T4">, so now we have a number between 0 and 50.</text:span></text:p>
        </text:list-item>
        <text:list-item>
          <text:p text:style-name="P26"><text:soft-page-break/><text:span text:style-name="T4">Then, </text:span><text:span text:style-name="Source_20_Text"><text:span text:style-name="T8">Math.floor()</text:span></text:span><text:span text:style-name="T4"> rounds the number down to the nearest whole number.</text:span></text:p>
        </text:list-item>
      </text:list>
      <text:p text:style-name="P20"><text:span text:style-name="T4">To see all of the properties and methods on the </text:span><text:span text:style-name="Source_20_Text"><text:span text:style-name="T8">Math</text:span></text:span><text:span text:style-name="T4"> object, take a look at </text:span><text:a xlink:type="simple" xlink:href="https://developer.mozilla.org/en-US/docs/Web/JavaScript/Reference/Global_Objects/Math" office:target-frame-name="_blank" xlink:show="new" text:style-name="Internet_20_link" text:visited-style-name="Visited_20_Internet_20_Link"><text:span text:style-name="T9">the documentation here</text:span></text:a><text:span text:style-name="T4">.</text:span></text:p>
      <text:p text:style-name="P22"/>
      <text:h text:style-name="P59" text:outline-level="1"><text:span text:style-name="T27">Variables</text:span></text:h>
      <text:p text:style-name="P17"><text:span text:style-name="T3">In programming, a </text:span><text:span text:style-name="Emphasis"><text:span text:style-name="T3">variable</text:span></text:span><text:span text:style-name="T3"> is a container for a value. You can think of variables as little containers for information that live in a computer’s memory. Information stored in variables, such as a username, account number, or even personalized greeting can then be found in memory.</text:span></text:p>
      <text:p text:style-name="P35">Variables also provide a way of labeling data with a descriptive name, so our programs can be understood more clearly by the reader and ourselves.</text:p>
      <text:p text:style-name="P35">In short, variables label and store data in memory. There are only a few things you can do with variables:</text:p>
      <text:list xml:id="list1905293986" text:style-name="L6">
        <text:list-item>
          <text:p text:style-name="P47">Create a variable with a descriptive name.</text:p>
        </text:list-item>
        <text:list-item>
          <text:p text:style-name="P47">Store or update information stored in a variable.</text:p>
        </text:list-item>
        <text:list-item>
          <text:p text:style-name="P47">Reference or “get” information stored in a variable.</text:p>
        </text:list-item>
      </text:list>
      <text:p text:style-name="P35">It is important to distinguish that variables are not values; they contain values and represent them with a name.</text:p>
      <text:h text:style-name="P70" text:outline-level="1">Create a Variable: var</text:h>
      <text:p text:style-name="P20"><text:span text:style-name="T4">There were a lot of changes introduced in the ES6 version of JavaScript in 2015. One of the biggest changes was two new keywords, </text:span><text:span text:style-name="Source_20_Text"><text:span text:style-name="T8">let</text:span></text:span><text:span text:style-name="T4"> and </text:span><text:span text:style-name="Source_20_Text"><text:span text:style-name="T8">const</text:span></text:span><text:span text:style-name="T4">, to create, or </text:span><text:span text:style-name="Emphasis"><text:span text:style-name="T4">declare</text:span></text:span><text:span text:style-name="T4">, variables. Prior to the ES6, programmers could only use the </text:span><text:span text:style-name="Source_20_Text"><text:span text:style-name="T8">var</text:span></text:span><text:span text:style-name="T4"> keyword to declare variables.</text:span></text:p>
      <text:p text:style-name="P74"><text:span text:style-name="T28">var</text:span> <text:span text:style-name="T28">myName</text:span> = <text:span text:style-name="T20">'Arya'</text:span>;</text:p>
      <text:p text:style-name="P79"><text:span text:style-name="T15">console</text:span>.<text:span text:style-name="T17">log</text:span>(<text:span text:style-name="T15">myName</text:span>);</text:p>
      <text:p text:style-name="P82">// Output: Arya</text:p>
      <text:p text:style-name="P36">Let’s consider the example above:</text:p>
      <text:list xml:id="list3093185871" text:style-name="L7">
        <text:list-item>
          <text:p text:style-name="P27"><text:soft-page-break/><text:span text:style-name="Source_20_Text"><text:span text:style-name="T8">var</text:span></text:span><text:span text:style-name="T4">, short for variable, is a JavaScript </text:span><text:span text:style-name="Emphasis"><text:span text:style-name="T4">keyword</text:span></text:span><text:span text:style-name="T4"> that creates, or </text:span><text:span text:style-name="Emphasis"><text:span text:style-name="T4">declares</text:span></text:span><text:span text:style-name="T4">, a new variable.</text:span></text:p>
        </text:list-item>
        <text:list-item>
          <text:p text:style-name="P27"><text:span text:style-name="Source_20_Text"><text:span text:style-name="T8">myName</text:span></text:span><text:span text:style-name="T4"> is the variable’s name. Capitalizing in this way is a standard convention in JavaScript called </text:span><text:span text:style-name="Emphasis"><text:span text:style-name="T4">camel casing</text:span></text:span><text:span text:style-name="T4">. In camel casing you group words into one, the first word is lowercase, then every word that follows will have its first letter uppercased. (e.g. camelCaseEverything).</text:span></text:p>
        </text:list-item>
        <text:list-item>
          <text:p text:style-name="P27"><text:span text:style-name="Source_20_Text"><text:span text:style-name="T8">=</text:span></text:span><text:span text:style-name="T4"> is the </text:span><text:span text:style-name="Emphasis"><text:span text:style-name="T4">assignment operator</text:span></text:span><text:span text:style-name="T4">. It assigns the value (</text:span><text:span text:style-name="Source_20_Text"><text:span text:style-name="T8">'Arya'</text:span></text:span><text:span text:style-name="T4">) to the variable (</text:span><text:span text:style-name="Source_20_Text"><text:span text:style-name="T8">myName</text:span></text:span><text:span text:style-name="T4">).</text:span></text:p>
        </text:list-item>
        <text:list-item>
          <text:p text:style-name="P27"><text:span text:style-name="Source_20_Text"><text:span text:style-name="T8">'Arya'</text:span></text:span><text:span text:style-name="T4"> is the </text:span><text:span text:style-name="Emphasis"><text:span text:style-name="T4">value</text:span></text:span><text:span text:style-name="T4"> assigned (</text:span><text:span text:style-name="Source_20_Text"><text:span text:style-name="T8">=</text:span></text:span><text:span text:style-name="T4">) to the variable </text:span><text:span text:style-name="Source_20_Text"><text:span text:style-name="T8">myName</text:span></text:span><text:span text:style-name="T4">. You can also say that the </text:span><text:span text:style-name="Source_20_Text"><text:span text:style-name="T8">myName</text:span></text:span><text:span text:style-name="T4"> variable is </text:span><text:span text:style-name="Emphasis"><text:span text:style-name="T4">initialized</text:span></text:span><text:span text:style-name="T4"> with a value of </text:span><text:span text:style-name="Source_20_Text"><text:span text:style-name="T8">'Arya'</text:span></text:span><text:span text:style-name="T4">.</text:span></text:p>
        </text:list-item>
        <text:list-item>
          <text:p text:style-name="P27"><text:span text:style-name="T4">After the variable is declared, the string value </text:span><text:span text:style-name="Source_20_Text"><text:span text:style-name="T8">'Arya'</text:span></text:span><text:span text:style-name="T4"> is printed to the console by referencing the variable name: </text:span><text:span text:style-name="Source_20_Text"><text:span text:style-name="T8">console.log(myName)</text:span></text:span><text:span text:style-name="T4">.</text:span></text:p>
        </text:list-item>
      </text:list>
      <text:p text:style-name="P36">There are a few general rules for naming variables:</text:p>
      <text:list xml:id="list2772576627" text:style-name="L8">
        <text:list-item>
          <text:p text:style-name="P48">Variable names cannot start with numbers.</text:p>
        </text:list-item>
        <text:list-item>
          <text:p text:style-name="P28"><text:span text:style-name="T4">Variable names are case sensitive, so </text:span><text:span text:style-name="Source_20_Text"><text:span text:style-name="T8">myName</text:span></text:span><text:span text:style-name="T4"> and </text:span><text:span text:style-name="Source_20_Text"><text:span text:style-name="T8">myname</text:span></text:span><text:span text:style-name="T4"> would be different variables. It is bad practice to create two variables that have the same name using different cases.</text:span></text:p>
        </text:list-item>
        <text:list-item>
          <text:p text:style-name="P51"><text:span text:style-name="T4">Variable names cannot be the same as </text:span><text:span text:style-name="Emphasis"><text:span text:style-name="T4">keywords</text:span></text:span><text:span text:style-name="T4">. For a comprehensive list of keywords check out </text:span><text:a xlink:type="simple" xlink:href="https://developer.mozilla.org/en-US/docs/Web/JavaScript/Reference/Lexical_grammar#Keywords" office:target-frame-name="_blank" xlink:show="new" text:style-name="Internet_20_link" text:visited-style-name="Visited_20_Internet_20_Link"><text:span text:style-name="T9">MDN’s keyword documentation</text:span></text:a><text:span text:style-name="T4">.</text:span></text:p>
        </text:list-item>
      </text:list>
      <text:p text:style-name="P20"><text:span text:style-name="T4">Note: In the next exercises, we will learn why ES6’s </text:span><text:span text:style-name="Source_20_Text"><text:span text:style-name="T8">let</text:span></text:span><text:span text:style-name="T4"> and </text:span><text:span text:style-name="Source_20_Text"><text:span text:style-name="T8">const</text:span></text:span><text:span text:style-name="T4"> are the preferred variable keywords by many programmers. Because there is still a ton of code written prior to ES6, it’s helpful to be familiar with the pre-ES6 </text:span><text:span text:style-name="Source_20_Text"><text:span text:style-name="T8">var</text:span></text:span><text:span text:style-name="T4"> keyword.</text:span></text:p>
      <text:p text:style-name="P12"><text:soft-page-break/><text:span text:style-name="T10"><text:line-break/></text:span></text:p>
      <text:p text:style-name="P15"><text:span text:style-name="T4">How to remember what you’re learning</text:span></text:p>
      <text:p text:style-name="P16"><text:a xlink:type="simple" xlink:href="https://www.youtube.com/watch?v=aMzAjQ4uUag" text:style-name="Internet_20_link" text:visited-style-name="Visited_20_Internet_20_Link"><text:span text:style-name="T4">https://www.youtube.com/watch?v=aMzAjQ4uUag</text:span></text:a></text:p>
      <text:p text:style-name="P16"><text:span text:style-name="T4"/></text:p>
      <text:h text:style-name="P64" text:outline-level="1">Create a Variable: let</text:h>
      <text:section text:style-name="Sect1" text:name="discovery-resize-03">
        <text:p text:style-name="P19"><text:span text:style-name="T29">As mentioned in the previous exercise, the </text:span><text:span text:style-name="Source_20_Text"><text:span text:style-name="T14">let</text:span></text:span><text:span text:style-name="T29"> keyword was introduced in ES6. The </text:span><text:span text:style-name="Source_20_Text"><text:span text:style-name="T14">let</text:span></text:span><text:span text:style-name="T29"> keyword signals that the variable can be reassigned a different value. Take a look at the example:</text:span></text:p>
        <text:p text:style-name="P75"><text:span text:style-name="T28">let</text:span> <text:span text:style-name="T28">meal</text:span> = <text:span text:style-name="T20">'Enchiladas'</text:span>;</text:p>
        <text:p text:style-name="P83"><text:span text:style-name="T15">console</text:span>.<text:span text:style-name="T17">log</text:span>(<text:span text:style-name="T15">meal</text:span>); <text:span text:style-name="T19">// Output: Enchiladas</text:span></text:p>
        <text:p text:style-name="P83"><text:span text:style-name="T15">meal</text:span> = <text:span text:style-name="T20">'Burrito'</text:span>;</text:p>
        <text:p text:style-name="P83"><text:span text:style-name="T15">console</text:span>.<text:span text:style-name="T17">log</text:span>(<text:span text:style-name="T15">meal</text:span>); <text:span text:style-name="T19">// Output: Burrito</text:span></text:p>
        <text:p text:style-name="P19"><text:span text:style-name="T29">Another concept that we should be aware of when using </text:span><text:span text:style-name="Source_20_Text"><text:span text:style-name="T14">let</text:span></text:span><text:span text:style-name="T29"> (and even </text:span><text:span text:style-name="Source_20_Text"><text:span text:style-name="T14">var</text:span></text:span><text:span text:style-name="T29">) is that we can declare a variable without assigning the variable a value. In such a case, the variable will be automatically initialized with a value of </text:span><text:span text:style-name="Source_20_Text"><text:span text:style-name="T14">undefined</text:span></text:span><text:span text:style-name="T29">:</text:span></text:p>
        <text:p text:style-name="P75"><text:span text:style-name="T28">let</text:span> <text:span text:style-name="T28">price</text:span>;</text:p>
        <text:p text:style-name="P83"><text:span text:style-name="T15">console</text:span>.<text:span text:style-name="T17">log</text:span>(<text:span text:style-name="T15">price</text:span>); <text:span text:style-name="T19">// Output: undefined</text:span></text:p>
        <text:p text:style-name="P83"><text:span text:style-name="T15">price</text:span> = <text:span text:style-name="T15">350</text:span>;</text:p>
        <text:p text:style-name="P83"><text:span text:style-name="T15">console</text:span>.<text:span text:style-name="T17">log</text:span>(<text:span text:style-name="T15">price</text:span>); <text:span text:style-name="T19">// Output: 350</text:span></text:p>
        <text:p text:style-name="P39">Notice in the example above:</text:p>
        <text:list xml:id="list610064784" text:style-name="L9">
          <text:list-item>
            <text:p text:style-name="P33"><text:span text:style-name="T29">If we don’t assign a value to a variable declared using the </text:span><text:span text:style-name="Source_20_Text"><text:span text:style-name="T14">let</text:span></text:span><text:span text:style-name="T29"> keyword, it automatically has a value of </text:span><text:span text:style-name="Source_20_Text"><text:span text:style-name="T14">undefined</text:span></text:span><text:span text:style-name="T29">.</text:span></text:p>
          </text:list-item>
          <text:list-item>
            <text:p text:style-name="P52"><text:span text:style-name="T29">We can reassign the value of the variable.</text:span><text:line-break/></text:p>
          </text:list-item>
        </text:list>
      </text:section>
      <text:h text:style-name="P61" text:outline-level="1"><text:span text:style-name="T27">Create a Variable: const</text:span></text:h>
      <text:p text:style-name="P20"><text:span text:style-name="T4">The </text:span><text:span text:style-name="Source_20_Text"><text:span text:style-name="T8">const</text:span></text:span><text:span text:style-name="T4"> keyword was also introduced in ES6, and is short for the word constant. Just like with </text:span><text:span text:style-name="Source_20_Text"><text:span text:style-name="T8">var</text:span></text:span><text:span text:style-name="T4"> and </text:span><text:span text:style-name="Source_20_Text"><text:span text:style-name="T8">let</text:span></text:span><text:span text:style-name="T4"> you can store any value in a </text:span><text:span text:style-name="Source_20_Text"><text:span text:style-name="T8">const</text:span></text:span><text:span text:style-name="T4"> variable. The way you declare a </text:span><text:span text:style-name="Source_20_Text"><text:span text:style-name="T8">const</text:span></text:span><text:span text:style-name="T4"> variable and assign a value to it follows the same structure as </text:span><text:span text:style-name="Source_20_Text"><text:span text:style-name="T8">let</text:span></text:span><text:span text:style-name="T4"> and </text:span><text:span text:style-name="Source_20_Text"><text:span text:style-name="T8">var</text:span></text:span><text:span text:style-name="T4">. Take a look at the following example:</text:span></text:p>
      <text:p text:style-name="P74"><text:span text:style-name="T28">const</text:span> <text:span text:style-name="T28">myName</text:span> = <text:span text:style-name="T20">'Gilberto'</text:span>;</text:p>
      <text:p text:style-name="P79"><text:span text:style-name="T15">console</text:span>.<text:span text:style-name="T17">log</text:span>(<text:span text:style-name="T15">myName</text:span>); <text:span text:style-name="T19">// Output: Gilberto</text:span></text:p>
      <text:p text:style-name="P20"><text:soft-page-break/><text:span text:style-name="T4">However, a </text:span><text:span text:style-name="Source_20_Text"><text:span text:style-name="T8">const</text:span></text:span><text:span text:style-name="T4"> variable cannot be reassigned because it is </text:span><text:span text:style-name="Emphasis"><text:span text:style-name="T4">constant</text:span></text:span><text:span text:style-name="T4">. If you try to reassign a </text:span><text:span text:style-name="Source_20_Text"><text:span text:style-name="T8">const</text:span></text:span><text:span text:style-name="T4"> variable, you’ll get a </text:span><text:span text:style-name="Source_20_Text"><text:span text:style-name="T8">TypeError</text:span></text:span><text:span text:style-name="T4">.</text:span></text:p>
      <text:p text:style-name="P20"><text:span text:style-name="T4">Constant variables </text:span><text:span text:style-name="Emphasis"><text:span text:style-name="T4">must</text:span></text:span><text:span text:style-name="T4"> be assigned a value when declared. If you try to declare a </text:span><text:span text:style-name="Source_20_Text"><text:span text:style-name="T8">const</text:span></text:span><text:span text:style-name="T4"> variable without a value, you’ll get a </text:span><text:span text:style-name="Source_20_Text"><text:span text:style-name="T8">SyntaxError</text:span></text:span><text:span text:style-name="T4">.</text:span></text:p>
      <text:p text:style-name="P20"><text:span text:style-name="T4">If you’re trying to decide between which keyword to use, </text:span><text:span text:style-name="Source_20_Text"><text:span text:style-name="T8">let</text:span></text:span><text:span text:style-name="T4"> or </text:span><text:span text:style-name="Source_20_Text"><text:span text:style-name="T8">const</text:span></text:span><text:span text:style-name="T4">, think about whether you’ll need to reassign the variable later on. If you do need to reassign the variable use </text:span><text:span text:style-name="Source_20_Text"><text:span text:style-name="T8">let</text:span></text:span><text:span text:style-name="T4">, otherwise, use </text:span><text:span text:style-name="Source_20_Text"><text:span text:style-name="T8">const</text:span></text:span><text:span text:style-name="T4">.</text:span></text:p>
      <text:p text:style-name="P12"><text:line-break/><text:span text:style-name="T11">Mathematical Assignment Operators</text:span></text:p>
      <text:p text:style-name="P36">Let’s consider how we can use variables and math operators to calculate new values and assign them to a variable. Check out the example below:</text:p>
      <text:p text:style-name="P74"><text:span text:style-name="T28">let</text:span> <text:span text:style-name="T28">w</text:span> = <text:span text:style-name="T15">4</text:span>;</text:p>
      <text:p text:style-name="P79"><text:span text:style-name="T15">w</text:span> = <text:span text:style-name="T15">w</text:span> + <text:span text:style-name="T15">1</text:span>;</text:p>
      <text:p text:style-name="P84"/>
      <text:p text:style-name="P79"><text:span text:style-name="T15">console</text:span>.<text:span text:style-name="T17">log</text:span>(<text:span text:style-name="T15">w</text:span>); <text:span text:style-name="T19">// Output: 5</text:span></text:p>
      <text:p text:style-name="P20"><text:span text:style-name="T4">In the example above, we created the variable </text:span><text:span text:style-name="Source_20_Text"><text:span text:style-name="T8">w</text:span></text:span><text:span text:style-name="T4"> with the number </text:span><text:span text:style-name="Source_20_Text"><text:span text:style-name="T8">4</text:span></text:span><text:span text:style-name="T4"> assigned to it. The following line, </text:span><text:span text:style-name="Source_20_Text"><text:span text:style-name="T8">w = w + 1</text:span></text:span><text:span text:style-name="T4">, increases the value of </text:span><text:span text:style-name="Source_20_Text"><text:span text:style-name="T8">w</text:span></text:span><text:span text:style-name="T4"> from </text:span><text:span text:style-name="Source_20_Text"><text:span text:style-name="T8">4</text:span></text:span><text:span text:style-name="T4"> to </text:span><text:span text:style-name="Source_20_Text"><text:span text:style-name="T8">5</text:span></text:span><text:span text:style-name="T4">.</text:span></text:p>
      <text:p text:style-name="P20"><text:span text:style-name="T4">Another way we could have reassigned </text:span><text:span text:style-name="Source_20_Text"><text:span text:style-name="T8">w</text:span></text:span><text:span text:style-name="T4"> after performing some mathematical operation on it is to use built-in </text:span><text:span text:style-name="Emphasis"><text:span text:style-name="T4">mathematical assignment operators</text:span></text:span><text:span text:style-name="T4">. We could re-write the code above to be:</text:span></text:p>
      <text:p text:style-name="P74"><text:span text:style-name="T28">let</text:span> <text:span text:style-name="T28">w</text:span> = <text:span text:style-name="T15">4</text:span>;</text:p>
      <text:p text:style-name="P79"><text:span text:style-name="T15">w</text:span> += <text:span text:style-name="T15">1</text:span>;</text:p>
      <text:p text:style-name="P84"/>
      <text:p text:style-name="P79"><text:span text:style-name="T15">console</text:span>.<text:span text:style-name="T17">log</text:span>(<text:span text:style-name="T15">w</text:span>); <text:span text:style-name="T19">// Output: 5</text:span></text:p>
      <text:p text:style-name="P20"><text:span text:style-name="T4">In the second example, we used the </text:span><text:span text:style-name="Source_20_Text"><text:span text:style-name="T8">+=</text:span></text:span><text:span text:style-name="T4"> assignment operator to reassign </text:span><text:span text:style-name="Source_20_Text"><text:span text:style-name="T8">w</text:span></text:span><text:span text:style-name="T4">. We’re performing the mathematical operation of the </text:span><text:soft-page-break/><text:span text:style-name="T4">first operator </text:span><text:span text:style-name="Source_20_Text"><text:span text:style-name="T8">+</text:span></text:span><text:span text:style-name="T4"> using the number to the right, then reassigning </text:span><text:span text:style-name="Source_20_Text"><text:span text:style-name="T8">w</text:span></text:span><text:span text:style-name="T4"> to the computed value.</text:span></text:p>
      <text:p text:style-name="P20"><text:span text:style-name="T4">We also have access to other mathematical assignment operators: </text:span><text:span text:style-name="Source_20_Text"><text:span text:style-name="T8">-=</text:span></text:span><text:span text:style-name="T4">, </text:span><text:span text:style-name="Source_20_Text"><text:span text:style-name="T8">*=</text:span></text:span><text:span text:style-name="T4">, and </text:span><text:span text:style-name="Source_20_Text"><text:span text:style-name="T8">/=</text:span></text:span><text:span text:style-name="T4"> which work in a similar fashion.</text:span></text:p>
      <text:p text:style-name="P74"><text:span text:style-name="T28">let</text:span> <text:span text:style-name="T28">x</text:span> = <text:span text:style-name="T15">20</text:span>;</text:p>
      <text:p text:style-name="P79"><text:span text:style-name="T15">x</text:span> -= <text:span text:style-name="T15">5</text:span>; <text:span text:style-name="T19">// Can be written as x = x - 5</text:span></text:p>
      <text:p text:style-name="P79"><text:span text:style-name="T15">console</text:span>.<text:span text:style-name="T17">log</text:span>(<text:span text:style-name="T15">x</text:span>); <text:span text:style-name="T19">// Output: 15</text:span></text:p>
      <text:p text:style-name="P84"/>
      <text:p text:style-name="P79"><text:span text:style-name="T28">let</text:span> <text:span text:style-name="T28">y</text:span> = <text:span text:style-name="T15">50</text:span>;</text:p>
      <text:p text:style-name="P79"><text:span text:style-name="T15">y</text:span> *= <text:span text:style-name="T15">2</text:span>; <text:span text:style-name="T19">// Can be written as y = y * 2</text:span></text:p>
      <text:p text:style-name="P79"><text:span text:style-name="T15">console</text:span>.<text:span text:style-name="T17">log</text:span>(<text:span text:style-name="T15">y</text:span>); <text:span text:style-name="T19">// Output: 100</text:span></text:p>
      <text:p text:style-name="P84"/>
      <text:p text:style-name="P79"><text:span text:style-name="T28">let</text:span> <text:span text:style-name="T28">z</text:span> = <text:span text:style-name="T15">8</text:span>;</text:p>
      <text:p text:style-name="P79"><text:span text:style-name="T15">z</text:span> /= <text:span text:style-name="T15">2</text:span>; <text:span text:style-name="T19">// Can be written as z = z / 2</text:span></text:p>
      <text:p text:style-name="P79"><text:span text:style-name="T15">console</text:span>.<text:span text:style-name="T17">log</text:span>(<text:span text:style-name="T15">z</text:span>); <text:span text:style-name="T19">// Output: 4</text:span></text:p>
      <text:p text:style-name="P44"><text:span text:style-name="T26"/></text:p>
      <text:h text:style-name="P71" text:outline-level="1"><text:span text:style-name="T27">The Increment and Decrement Operator</text:span></text:h>
      <text:p text:style-name="P20"><text:span text:style-name="T3">Other mathematical assignment operators include the </text:span><text:span text:style-name="Emphasis"><text:span text:style-name="T3">increment operator</text:span></text:span><text:span text:style-name="T3"> (</text:span><text:span text:style-name="Source_20_Text"><text:span text:style-name="T7">++</text:span></text:span><text:span text:style-name="T3">) and </text:span><text:span text:style-name="Emphasis"><text:span text:style-name="T3">decrement operator</text:span></text:span><text:span text:style-name="T3"> (</text:span><text:span text:style-name="Source_20_Text"><text:span text:style-name="T7">--</text:span></text:span><text:span text:style-name="T3">).</text:span></text:p>
      <text:p text:style-name="P35">The increment operator will increase the value of the variable by 1. The decrement operator will decrease the value of the variable by 1. For example:</text:p>
      <text:p text:style-name="P73"><text:span text:style-name="T28">let</text:span> <text:span text:style-name="T28">a</text:span> = <text:span text:style-name="T15">10</text:span>;</text:p>
      <text:p text:style-name="P78"><text:span text:style-name="T15">a</text:span>++;</text:p>
      <text:p text:style-name="P78"><text:span text:style-name="T15">console</text:span>.<text:span text:style-name="T17">log</text:span>(<text:span text:style-name="T15">a</text:span>); <text:span text:style-name="T19">// Output: 11</text:span></text:p>
      <text:p text:style-name="P73"><text:span text:style-name="T28">let</text:span> <text:span text:style-name="T28">b</text:span> = <text:span text:style-name="T15">20</text:span>;</text:p>
      <text:p text:style-name="P78"><text:span text:style-name="T15">b</text:span>--;</text:p>
      <text:p text:style-name="P78"><text:span text:style-name="T15">console</text:span>.<text:span text:style-name="T17">log</text:span>(<text:span text:style-name="T15">b</text:span>); <text:span text:style-name="T19">// Output: 19</text:span></text:p>
      <text:p text:style-name="P20"><text:span text:style-name="T3">Just like the previous mathematical assignment operators (</text:span><text:span text:style-name="Source_20_Text"><text:span text:style-name="T7">+=</text:span></text:span><text:span text:style-name="T3">, </text:span><text:span text:style-name="Source_20_Text"><text:span text:style-name="T7">-=</text:span></text:span><text:span text:style-name="T3">, </text:span><text:span text:style-name="Source_20_Text"><text:span text:style-name="T7">*=</text:span></text:span><text:span text:style-name="T3">, </text:span><text:span text:style-name="Source_20_Text"><text:span text:style-name="T7">/=</text:span></text:span><text:span text:style-name="T3">), the variable’s value is updated </text:span><text:span text:style-name="Emphasis"><text:span text:style-name="T3">and</text:span></text:span><text:span text:style-name="T3"> assigned as the new value of that variable.</text:span></text:p>
      <text:h text:style-name="P71" text:outline-level="1"><text:soft-page-break/><text:span text:style-name="T27">String Concatenation with Variables</text:span></text:h>
      <text:p text:style-name="P18">In previous exercises, we assigned strings to variables. Now, let’s go over how to connect, or concatenate, strings in variables.</text:p>
      <text:p text:style-name="P20"><text:span text:style-name="T3">The </text:span><text:span text:style-name="Source_20_Text"><text:span text:style-name="T7">+</text:span></text:span><text:span text:style-name="T3"> operator can be used to combine two string values even if those values are being stored in variables:</text:span></text:p>
      <text:p text:style-name="P73"><text:span text:style-name="T28">let</text:span> <text:span text:style-name="T28">myPet</text:span> = <text:span text:style-name="T20">'armadillo'</text:span>;</text:p>
      <text:p text:style-name="P78"><text:span text:style-name="T15">console</text:span>.<text:span text:style-name="T17">log</text:span>(<text:span text:style-name="T20">'I own a pet '</text:span> + <text:span text:style-name="T15">myPet</text:span> + <text:span text:style-name="T20">'.'</text:span>); </text:p>
      <text:p text:style-name="P81">// Output: 'I own a pet armadillo.'</text:p>
      <text:p text:style-name="P20"><text:span text:style-name="T3">In the example above, we assigned the value </text:span><text:span text:style-name="Source_20_Text"><text:span text:style-name="T7">'armadillo'</text:span></text:span><text:span text:style-name="T3"> to the </text:span><text:span text:style-name="Source_20_Text"><text:span text:style-name="T7">myPet</text:span></text:span><text:span text:style-name="T3"> variable. On the second line, the </text:span><text:span text:style-name="Source_20_Text"><text:span text:style-name="T7">+</text:span></text:span><text:span text:style-name="T3"> operator is used to combine three strings: </text:span><text:span text:style-name="Source_20_Text"><text:span text:style-name="T7">'I own a pet'</text:span></text:span><text:span text:style-name="T3">, the value saved to </text:span><text:span text:style-name="Source_20_Text"><text:span text:style-name="T7">myPet</text:span></text:span><text:span text:style-name="T3">, and </text:span><text:span text:style-name="Source_20_Text"><text:span text:style-name="T7">'.'</text:span></text:span><text:span text:style-name="T3">. We log the result of this concatenation to the console as:</text:span></text:p>
      <text:p text:style-name="P73">I own a pet armadillo.</text:p>
      <text:p text:style-name="P44"><text:span text:style-name="T26"/></text:p>
      <text:h text:style-name="P72" text:outline-level="1"><text:span text:style-name="T27">String Interpolation</text:span></text:h>
      <text:p text:style-name="P38"><text:span text:style-name="T4">In the ES6 version of JavaScript, we can insert, or </text:span><text:span text:style-name="Emphasis"><text:span text:style-name="T4">interpolate</text:span></text:span><text:span text:style-name="T4">, variables into strings using </text:span><text:span text:style-name="Emphasis"><text:span text:style-name="T4">template literals</text:span></text:span><text:span text:style-name="T4">. Check out the following example where a template literal is used to log strings together:</text:span></text:p>
      <text:p text:style-name="P74"><text:span text:style-name="T28">const</text:span> <text:span text:style-name="T28">myPet</text:span> = <text:span text:style-name="T20">'armadillo'</text:span>;</text:p>
      <text:p text:style-name="P79"><text:span text:style-name="T15">console</text:span>.<text:span text:style-name="T17">log</text:span>(`I own a pet ${<text:span text:style-name="T15">myPet</text:span>}.`);</text:p>
      <text:p text:style-name="P82">// Output: I own a pet armadillo.</text:p>
      <text:p text:style-name="P36">Notice that:</text:p>
      <text:list xml:id="list3589436888" text:style-name="L10">
        <text:list-item>
          <text:p text:style-name="P34"><text:span text:style-name="T4">a template literal is wrapped by backticks </text:span><text:span text:style-name="Source_20_Text"><text:span text:style-name="T8">`</text:span></text:span><text:span text:style-name="T4"> (this key is usually located on the top of your keyboard, left of the </text:span><text:span text:style-name="User_20_Entry"><text:span text:style-name="T12">1</text:span></text:span><text:span text:style-name="T4"> key).</text:span></text:p>
        </text:list-item>
        <text:list-item>
          <text:p text:style-name="P29"><text:span text:style-name="T4">Inside the template literal, you’ll see a placeholder, </text:span><text:span text:style-name="Source_20_Text"><text:span text:style-name="T8">${myPet}</text:span></text:span><text:span text:style-name="T4">. The value of </text:span><text:span text:style-name="Source_20_Text"><text:span text:style-name="T8">myPet</text:span></text:span><text:span text:style-name="T4"> is inserted into the template literal.</text:span></text:p>
        </text:list-item>
        <text:list-item>
          <text:p text:style-name="P29"><text:span text:style-name="T4">When we interpolate </text:span><text:span text:style-name="Source_20_Text"><text:span text:style-name="T8">`I own a pet ${myPet}.`</text:span></text:span><text:span text:style-name="T4">, the output we print is the string: </text:span><text:span text:style-name="Source_20_Text"><text:span text:style-name="T8">'I own a pet armadillo.'</text:span></text:span></text:p>
        </text:list-item>
      </text:list>
      <text:p text:style-name="P42"><text:soft-page-break/>One of the biggest benefits to using template literals is the readability of the code. Using template literals, you can more easily tell what the new string will be. You also don’t have to worry about escaping double quotes or single quotes.</text:p>
      <text:p text:style-name="P14"><text:span text:style-name="T26"/></text:p>
      <text:h text:style-name="P65" text:outline-level="1"><text:span text:style-name="T27">typeof operator</text:span></text:h>
      <text:p text:style-name="P20"><text:span text:style-name="T4">While writing code, it can be useful to keep track of the data types of the variables in your program. If you need to check the data type of a variable’s value, you can use the </text:span><text:span text:style-name="Source_20_Text"><text:span text:style-name="T8">typeof</text:span></text:span><text:span text:style-name="T4"> operator.</text:span></text:p>
      <text:p text:style-name="P20"><text:span text:style-name="T4">The </text:span><text:span text:style-name="Source_20_Text"><text:span text:style-name="T8">typeof</text:span></text:span><text:span text:style-name="T4">operator checks the value to its right and </text:span><text:span text:style-name="Emphasis"><text:span text:style-name="T4">returns</text:span></text:span><text:span text:style-name="T4">, or passes back, a string of the data type.</text:span></text:p>
      <text:p text:style-name="P74"><text:span text:style-name="T28">const</text:span> <text:span text:style-name="T28">unknown1</text:span> = <text:span text:style-name="T20">'foo'</text:span>;</text:p>
      <text:p text:style-name="P79"><text:span text:style-name="T15">console</text:span>.<text:span text:style-name="T17">log</text:span>(<text:span text:style-name="T28">typeof</text:span> <text:span text:style-name="T15">unknown1</text:span>); <text:span text:style-name="T19">// Output: string</text:span></text:p>
      <text:p text:style-name="P84"/>
      <text:p text:style-name="P79"><text:span text:style-name="T28">const</text:span> <text:span text:style-name="T28">unknown2</text:span> = <text:span text:style-name="T15">10</text:span>;</text:p>
      <text:p text:style-name="P79"><text:span text:style-name="T15">console</text:span>.<text:span text:style-name="T17">log</text:span>(<text:span text:style-name="T28">typeof</text:span> <text:span text:style-name="T15">unknown2</text:span>); <text:span text:style-name="T19">// Output: number</text:span></text:p>
      <text:p text:style-name="P84"/>
      <text:p text:style-name="P79"><text:span text:style-name="T28">const</text:span> <text:span text:style-name="T28">unknown3</text:span> = <text:span text:style-name="T31">true</text:span>; </text:p>
      <text:p text:style-name="P79"><text:span text:style-name="T15">console</text:span>.<text:span text:style-name="T17">log</text:span>(<text:span text:style-name="T28">typeof</text:span> <text:span text:style-name="T15">unknown3</text:span>); <text:span text:style-name="T19">// Output: boolean</text:span></text:p>
      <text:p text:style-name="P20"><text:span text:style-name="T4">Let’s break down the first example. Since the value </text:span><text:span text:style-name="Source_20_Text"><text:span text:style-name="T8">unknown1</text:span></text:span><text:span text:style-name="T4"> is </text:span><text:span text:style-name="Source_20_Text"><text:span text:style-name="T8">'foo'</text:span></text:span><text:span text:style-name="T4">, a string, </text:span><text:span text:style-name="Source_20_Text"><text:span text:style-name="T8">typeof unknown1</text:span></text:span><text:span text:style-name="T4"> will return </text:span><text:span text:style-name="Source_20_Text"><text:span text:style-name="T8">'string'</text:span></text:span><text:span text:style-name="T4">.</text:span></text:p>
      <text:p text:style-name="P20"><text:span text:style-name="T4"/></text:p>
      <text:p text:style-name="P20"><text:span text:style-name="T4"/></text:p>
      <text:p text:style-name="P9">CONDITIONAL STATEMENTS</text:p>
      <text:h text:style-name="P63" text:outline-level="1">What are Conditional Statements?</text:h>
      <text:p text:style-name="P36">In life, we make decisions based on circumstances. Think of an everyday decision as mundane as falling asleep— if we are tired, we go to bed, otherwise, we wake up and start our day.</text:p>
      <text:p text:style-name="P38"><text:span text:style-name="T4">These if-else decisions can be modeled in code by creating </text:span><text:span text:style-name="Emphasis"><text:span text:style-name="T4">conditional statements</text:span></text:span><text:span text:style-name="T4">. A conditional statement checks specific condition(s) and performs a task based on the condition(s).</text:span></text:p>
      <text:p text:style-name="P36">In this lesson we will explore how programs make decisions by evaluating conditions and introduce logic into our code! We’ll be covering the following concepts:</text:p>
      <text:list xml:id="list1511252454" text:style-name="L11">
        <text:list-item>
          <text:p text:style-name="P30"><text:span text:style-name="Source_20_Text"><text:span text:style-name="T8">if</text:span></text:span><text:span text:style-name="T4">, </text:span><text:span text:style-name="Source_20_Text"><text:span text:style-name="T8">else if</text:span></text:span><text:span text:style-name="T4">, and </text:span><text:span text:style-name="Source_20_Text"><text:span text:style-name="T8">else</text:span></text:span><text:span text:style-name="T4"> statements.</text:span></text:p>
        </text:list-item>
        <text:list-item>
          <text:p text:style-name="P49">comparison operators.</text:p>
        </text:list-item>
        <text:list-item>
          <text:p text:style-name="P49">logical operators.</text:p>
        </text:list-item>
        <text:list-item>
          <text:p text:style-name="P49">truthy vs falsy values.</text:p>
        </text:list-item>
        <text:list-item>
          <text:p text:style-name="P49">ternary operators.</text:p>
        </text:list-item>
        <text:list-item>
          <text:p text:style-name="P30"><text:span text:style-name="T4">the </text:span><text:span text:style-name="Source_20_Text"><text:span text:style-name="T8">switch</text:span></text:span><text:span text:style-name="T4"> statement.</text:span></text:p>
        </text:list-item>
      </text:list>
      <text:p text:style-name="P12"><text:line-break/></text:p>
      <text:h text:style-name="P65" text:outline-level="1"><text:span text:style-name="T27">The if keyword</text:span></text:h>
      <text:p text:style-name="P36">We often perform a task based on a condition. For example, if the weather is nice today, then we will go outside. If the alarm clock rings, then we’ll shut it off. If we’re tired, then we’ll go to sleep.</text:p>
      <text:p text:style-name="P20"><text:span text:style-name="T4">In programming, we can also perform a task based on a condition using an </text:span><text:span text:style-name="Source_20_Text"><text:span text:style-name="T8">if</text:span></text:span><text:span text:style-name="T4"> statement:</text:span></text:p>
      <text:p text:style-name="P74"><text:span text:style-name="T28">if</text:span> (<text:span text:style-name="T31">true</text:span>) {</text:p>
      <text:p text:style-name="P80"><text:soft-page-break/><text:s text:c="2"/><text:span text:style-name="T16">console</text:span><text:span text:style-name="T13">.</text:span><text:span text:style-name="T18">log</text:span><text:span text:style-name="T13">(</text:span><text:span text:style-name="T21">'This message will print!'</text:span><text:span text:style-name="T13">); </text:span></text:p>
      <text:p text:style-name="P79">} </text:p>
      <text:p text:style-name="P82">// Prints "This message will print!"</text:p>
      <text:p text:style-name="P20"><text:span text:style-name="T4">Notice in the example above, we have an </text:span><text:span text:style-name="Source_20_Text"><text:span text:style-name="T8">if</text:span></text:span><text:span text:style-name="T4"> statement. The </text:span><text:span text:style-name="Source_20_Text"><text:span text:style-name="T8">if</text:span></text:span><text:span text:style-name="T4"> statement is composed of:</text:span></text:p>
      <text:list xml:id="list3763620152" text:style-name="L12">
        <text:list-item>
          <text:p text:style-name="P31"><text:span text:style-name="T4">The </text:span><text:span text:style-name="Source_20_Text"><text:span text:style-name="T8">if</text:span></text:span><text:span text:style-name="T4"> keyword followed by a set of parentheses </text:span><text:span text:style-name="Source_20_Text"><text:span text:style-name="T8">()</text:span></text:span><text:span text:style-name="T4"> which is followed by a </text:span><text:span text:style-name="Emphasis"><text:span text:style-name="T4">code block</text:span></text:span><text:span text:style-name="T4">, or </text:span><text:span text:style-name="Emphasis"><text:span text:style-name="T4">block statement</text:span></text:span><text:span text:style-name="T4">, indicated by a set of curly braces </text:span><text:span text:style-name="Source_20_Text"><text:span text:style-name="T8">{}</text:span></text:span><text:span text:style-name="T4">.</text:span></text:p>
        </text:list-item>
        <text:list-item>
          <text:p text:style-name="P31"><text:span text:style-name="T4">Inside the parentheses </text:span><text:span text:style-name="Source_20_Text"><text:span text:style-name="T8">()</text:span></text:span><text:span text:style-name="T4">, a condition is provided that evaluates to </text:span><text:span text:style-name="Source_20_Text"><text:span text:style-name="T8">true</text:span></text:span><text:span text:style-name="T4"> or </text:span><text:span text:style-name="Source_20_Text"><text:span text:style-name="T8">false</text:span></text:span><text:span text:style-name="T4">.</text:span></text:p>
        </text:list-item>
        <text:list-item>
          <text:p text:style-name="P31"><text:span text:style-name="T4">If the condition evaluates to </text:span><text:span text:style-name="Source_20_Text"><text:span text:style-name="T8">true</text:span></text:span><text:span text:style-name="T4">, the code inside the curly braces </text:span><text:span text:style-name="Source_20_Text"><text:span text:style-name="T8">{}</text:span></text:span><text:span text:style-name="T4"> runs, or </text:span><text:span text:style-name="Emphasis"><text:span text:style-name="T4">executes</text:span></text:span><text:span text:style-name="T4">.</text:span></text:p>
        </text:list-item>
        <text:list-item>
          <text:p text:style-name="P31"><text:span text:style-name="T4">If the condition evaluates to </text:span><text:span text:style-name="Source_20_Text"><text:span text:style-name="T8">false</text:span></text:span><text:span text:style-name="T4">, the block won’t execute.</text:span></text:p>
        </text:list-item>
      </text:list>
      <text:p text:style-name="P7">VARIABLES </text:p>
      <text:p text:style-name="P3"/>
      <text:p text:style-name="P3"/>
      <text:p text:style-name="P1"><text:a xlink:type="simple" xlink:href="https://www.youtube.com/watch?v=Oo29U_OAzF4" text:style-name="Internet_20_link" text:visited-style-name="Visited_20_Internet_20_Link"><text:span text:style-name="T2">https://www.youtube.com/watch?v=Oo29U_OAzF4</text:span></text:a></text:p>
      <text:p text:style-name="P3"/>
      <text:p text:style-name="P4"><text:span text:style-name="T1">Object Methods</text:span> </text:p>
      <text:p text:style-name="P4"/>
      <text:p text:style-name="P4">In Javascript, there are several methods we can use to convert objects into arrays</text:p>
      <text:p text:style-name="P4"/>
      <text:p text:style-name="P5">06.02.2020</text:p>
      <text:p text:style-name="P5">I can pass an object as an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7:38:50.119584652</meta:creation-date>
    <meta:generator>LibreOffice/6.0.7.3$Linux_X86_64 LibreOffice_project/00m0$Build-3</meta:generator>
    <dc:date>2020-02-06T22:58:26.322054544</dc:date>
    <meta:editing-duration>PT8H1M7S</meta:editing-duration>
    <meta:editing-cycles>17</meta:editing-cycles>
    <meta:document-statistic meta:table-count="0" meta:image-count="0" meta:object-count="0" meta:page-count="17" meta:paragraph-count="254" meta:word-count="3423" meta:character-count="19824" meta:non-whitespace-character-count="16676"/>
  </office:meta>
</office:document-meta>
</file>